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file-entry manifest:media-type="image/png" manifest:full-path="Pictures/Picture1"/>
  <manifest:file-entry manifest:media-type="image/png" manifest:full-path="Pictures/Picture2"/>
  <manifest:file-entry manifest:media-type="image/png" manifest:full-path="Pictures/Picture3"/>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c0" style:family="text">
      <style:text-properties fo:font-family="Sans"/>
    </style:style>
    <style:style style:name="p133" style:family="paragraph">
      <style:paragraph-properties fo:margin-top="9pt" fo:margin-bottom="9pt"/>
    </style:style>
    <style:style style:name="c4" style:family="text">
      <style:text-properties fo:font-weight="bold" fo:font-family="Sans"/>
    </style:style>
    <style:style style:name="p135" style:family="paragraph">
      <style:paragraph-properties fo:margin-top="9pt" fo:margin-bottom="9pt"/>
    </style:style>
    <style:style style:name="p5" style:family="paragraph">
      <style:paragraph-properties fo:text-align="center" fo:margin-top="13.5pt" fo:margin-bottom="0pt" fo:margin-left="0pt"/>
    </style:style>
    <style:style style:name="p6" style:family="paragraph">
      <style:paragraph-properties fo:margin-top="9pt" fo:margin-bottom="9pt"/>
    </style:style>
    <style:style style:name="p7" style:family="paragraph">
      <style:paragraph-properties fo:text-align="center" fo:margin-top="9pt" fo:margin-bottom="0pt"/>
    </style:style>
    <style:style style:name="c8" style:family="text">
      <style:text-properties fo:font-style="italic" fo:font-family="Sans"/>
    </style:style>
    <style:style style:name="s9" style:family="section">
      <style:section-properties/>
    </style:style>
    <style:style style:name="c10" style:family="text">
      <style:text-properties fo:font-family="Sans"/>
    </style:style>
    <style:style style:name="c12" style:family="text">
      <style:text-properties fo:font-family="Sans" style:text-underline-type="single" style:text-underline-style="solid" fo:color="#0000ff"/>
    </style:style>
    <style:style style:name="p13" style:family="paragraph">
      <style:paragraph-properties fo:margin-top="0pt" fo:margin-bottom="0pt"/>
    </style:style>
    <style:style style:name="p14" style:family="paragraph">
      <style:paragraph-properties fo:margin-top="12pt" fo:margin-bottom="9pt"/>
    </style:style>
    <style:style style:name="c15" style:family="text">
      <style:text-properties fo:font-weight="bold" fo:font-family="Sans"/>
    </style:style>
    <style:style style:name="c17" style:family="text">
      <style:text-properties fo:font-family="Courier New,courier"/>
    </style:style>
    <style:style style:name="p18" style:family="paragraph">
      <style:paragraph-properties fo:margin-top="9pt" fo:keep-together="true"/>
    </style:style>
    <style:style style:name="p19" style:family="paragraph">
      <style:paragraph-properties fo:margin-bottom="9pt" fo:keep-together="true"/>
    </style:style>
    <style:style style:name="p20" style:family="paragraph">
      <style:paragraph-properties fo:keep-together="true"/>
    </style:style>
    <text:list-style style:name="L22">
      <text:list-level-style-bullet text:bullet-char="●" text:level="1">
        <style:list-level-properties fo:text-align="start" text:space-before="8mm"/>
      </text:list-level-style-bullet>
    </text:list-style>
    <style:style style:name="p24" style:family="paragraph">
      <style:paragraph-properties fo:margin-top="9pt" fo:margin-bottom="9pt"/>
    </style:style>
    <style:style style:name="p26" style:family="paragraph">
      <style:paragraph-properties fo:margin-top="9pt" fo:margin-left="0.75pt" fo:keep-together="true"/>
    </style:style>
    <style:style style:name="p27" style:family="paragraph">
      <style:paragraph-properties fo:margin-bottom="9pt" fo:margin-left="0.75pt" fo:keep-together="true"/>
    </style:style>
    <style:style style:name="c28" style:family="text">
      <style:text-properties fo:font-style="italic" fo:font-family="Sans"/>
    </style:style>
    <style:style style:name="c29" style:family="text">
      <style:text-properties fo:font-style="italic" fo:font-family="Sans" style:text-underline-type="single" style:text-underline-style="solid" fo:color="#0000ff"/>
    </style:style>
    <style:style style:name="p31" style:family="paragraph">
      <style:paragraph-properties fo:margin-top="9pt" fo:margin-bottom="9pt"/>
    </style:style>
    <style:style style:name="p32" style:family="paragraph">
      <style:paragraph-properties fo:margin-top="12pt" fo:margin-bottom="9pt" fo:margin-left="0pt"/>
    </style:style>
    <style:style style:name="c33" style:family="text">
      <style:text-properties fo:font-weight="bold" fo:font-family="Sans"/>
    </style:style>
    <style:style style:name="c34" style:family="text">
      <style:text-properties fo:font-family="Sans" style:text-underline-type="single" style:text-underline-style="solid" fo:color="#0000ff"/>
    </style:style>
    <style:style style:name="c35" style:family="text">
      <style:text-properties fo:font-family="Sans" style:text-underline-type="single" style:text-underline-style="solid" fo:color="#0000ff"/>
    </style:style>
    <style:style style:name="p36" style:family="paragraph">
      <style:paragraph-properties fo:margin-top="9pt" fo:margin-bottom="9pt" fo:margin-left="30pt" fo:margin-right="30pt"/>
    </style:style>
    <style:style style:name="c37" style:family="text">
      <style:text-properties fo:font-family="Sans" style:text-underline-type="single" style:text-underline-style="solid" fo:color="#0000ff"/>
    </style:style>
    <style:style style:name="p41" style:family="paragraph">
      <style:paragraph-properties fo:margin-top="9pt" fo:margin-bottom="9pt"/>
    </style:style>
    <style:style style:name="p42" style:family="paragraph">
      <style:paragraph-properties fo:margin-left="0.75pt" fo:keep-together="true"/>
    </style:style>
    <style:style style:name="p44" style:family="paragraph">
      <style:paragraph-properties fo:margin-top="9pt" fo:margin-bottom="9pt"/>
    </style:style>
    <style:style style:name="c45" style:family="text">
      <style:text-properties fo:font-family="Sans" style:text-underline-type="single" style:text-underline-style="solid" fo:color="#0000ff"/>
    </style:style>
    <style:style style:name="p46" style:family="paragraph">
      <style:paragraph-properties fo:margin-top="10.5pt" fo:margin-bottom="9pt"/>
    </style:style>
    <style:style style:name="c47" style:family="text">
      <style:text-properties fo:font-weight="bold" fo:font-family="Sans"/>
    </style:style>
    <style:style style:name="c48" style:family="text">
      <style:text-properties fo:font-family="Sans"/>
    </style:style>
    <style:style style:name="c49" style:family="text">
      <style:text-properties fo:font-family="Sans" style:text-underline-type="single" style:text-underline-style="solid" fo:color="#0000ff"/>
    </style:style>
    <style:style style:name="c50" style:family="text">
      <style:text-properties fo:font-family="Sans" style:text-underline-type="single" style:text-underline-style="solid" fo:color="#0000ff"/>
    </style:style>
    <style:style style:name="c51" style:family="text">
      <style:text-properties fo:font-family="Sans" style:text-underline-type="single" style:text-underline-style="solid" fo:color="#0000ff"/>
    </style:style>
    <style:style style:name="c52" style:family="text">
      <style:text-properties fo:font-weight="bold" fo:font-family="Sans"/>
    </style:style>
    <style:style style:name="c53" style:family="text">
      <style:text-properties fo:font-family="Sans" style:text-underline-type="single" style:text-underline-style="solid" fo:color="#0000ff"/>
    </style:style>
    <style:style style:name="c54" style:family="text">
      <style:text-properties fo:font-family="Sans" style:text-underline-type="single" style:text-underline-style="solid" fo:color="#0000ff"/>
    </style:style>
    <style:style style:name="c55" style:family="text">
      <style:text-properties fo:font-family="Sans" style:text-underline-type="single" style:text-underline-style="solid" fo:color="#0000ff"/>
    </style:style>
    <style:style style:name="c56" style:family="text">
      <style:text-properties fo:font-family="Sans" style:text-underline-type="single" style:text-underline-style="solid" fo:color="#0000ff"/>
    </style:style>
    <style:style style:name="c57" style:family="text">
      <style:text-properties fo:font-family="Sans" style:text-underline-type="single" style:text-underline-style="solid" fo:color="#0000ff"/>
    </style:style>
    <style:style style:name="c58" style:family="text">
      <style:text-properties fo:font-family="Sans" style:text-underline-type="single" style:text-underline-style="solid" fo:color="#0000ff"/>
    </style:style>
    <style:style style:name="c59" style:family="text">
      <style:text-properties fo:font-family="Sans" style:text-underline-type="single" style:text-underline-style="solid" fo:color="#0000ff"/>
    </style:style>
    <style:style style:name="c60" style:family="text">
      <style:text-properties fo:font-family="Sans" style:text-underline-type="single" style:text-underline-style="solid" fo:color="#0000ff"/>
    </style:style>
    <style:style style:name="c61" style:family="text">
      <style:text-properties fo:font-family="Sans" style:text-underline-type="single" style:text-underline-style="solid" fo:color="#0000ff"/>
    </style:style>
    <style:style style:name="c62" style:family="text">
      <style:text-properties fo:font-weight="bold" fo:font-family="Sans" style:text-underline-type="single" style:text-underline-style="solid" fo:color="#0000ff"/>
    </style:style>
    <text:list-style style:name="L63">
      <text:list-level-style-number style:num-format="1" style:num-suffix="." text:level="1">
        <style:list-level-properties fo:text-align="start" text:space-before="8mm"/>
      </text:list-level-style-number>
    </text:list-style>
    <style:style style:name="p64" style:family="paragraph">
      <style:paragraph-properties/>
    </style:style>
    <style:style style:name="p65" style:family="paragraph">
      <style:paragraph-properties fo:margin-top="9pt"/>
    </style:style>
    <style:style style:name="p66" style:family="paragraph">
      <style:paragraph-properties fo:margin-top="9pt" fo:margin-bottom="9pt"/>
    </style:style>
    <style:style style:name="p67" style:family="paragraph">
      <style:paragraph-properties fo:margin-bottom="9pt"/>
    </style:style>
    <style:style style:name="p68" style:family="paragraph">
      <style:paragraph-properties/>
    </style:style>
    <style:style style:name="p69" style:family="paragraph">
      <style:paragraph-properties fo:margin-top="9pt"/>
    </style:style>
    <style:style style:name="p70" style:family="paragraph">
      <style:paragraph-properties fo:margin-bottom="9pt"/>
    </style:style>
    <style:style style:name="c71" style:family="text">
      <style:text-properties fo:font-family="Sans" style:text-underline-type="single" style:text-underline-style="solid" fo:color="#0000ff"/>
    </style:style>
    <style:style style:name="c72" style:family="text">
      <style:text-properties fo:font-family="Sans"/>
    </style:style>
    <style:style style:name="p73" style:family="paragraph">
      <style:paragraph-properties/>
    </style:style>
    <style:style style:name="p75" style:family="paragraph">
      <style:paragraph-properties fo:margin-top="9pt" fo:margin-bottom="9pt"/>
    </style:style>
    <style:style style:name="p76" style:family="paragraph">
      <style:paragraph-properties fo:margin-top="9pt" fo:margin-bottom="9pt" fo:margin-left="0.75pt"/>
    </style:style>
    <style:style style:name="p78" style:family="paragraph">
      <style:paragraph-properties fo:margin-top="9pt" fo:margin-bottom="9pt"/>
    </style:style>
    <style:style style:name="c79" style:family="text">
      <style:text-properties fo:font-family="Sans"/>
    </style:style>
    <style:style style:name="p82" style:family="paragraph">
      <style:paragraph-properties fo:margin-top="9pt" fo:margin-bottom="9pt"/>
    </style:style>
    <style:style style:name="p84" style:family="paragraph">
      <style:paragraph-properties fo:margin-top="9pt" fo:margin-bottom="9pt"/>
    </style:style>
    <style:style style:name="p87" style:family="paragraph">
      <style:paragraph-properties fo:margin-top="9pt" fo:margin-bottom="9pt"/>
    </style:style>
    <style:style style:name="p89" style:family="paragraph">
      <style:paragraph-properties fo:margin-top="9pt" fo:margin-bottom="9pt"/>
    </style:style>
    <style:style style:name="p92" style:family="paragraph">
      <style:paragraph-properties fo:margin-top="9pt" fo:margin-bottom="9pt"/>
    </style:style>
    <style:style style:name="p94" style:family="paragraph">
      <style:paragraph-properties fo:margin-top="9pt" fo:margin-bottom="9pt"/>
    </style:style>
    <style:style style:name="p97" style:family="paragraph">
      <style:paragraph-properties fo:margin-top="9pt" fo:margin-bottom="9pt"/>
    </style:style>
    <style:style style:name="p99" style:family="paragraph">
      <style:paragraph-properties fo:margin-top="9pt" fo:margin-bottom="9pt"/>
    </style:style>
    <style:style style:name="c100" style:family="text">
      <style:text-properties fo:font-weight="bold" fo:font-family="Sans" style:text-underline-type="single" style:text-underline-style="solid"/>
    </style:style>
    <style:style style:name="p103" style:family="paragraph">
      <style:paragraph-properties fo:margin-top="9pt" fo:margin-bottom="9pt"/>
    </style:style>
    <style:style style:name="c104" style:family="text">
      <style:text-properties fo:font-family="Sans" style:text-underline-type="single" style:text-underline-style="solid" fo:color="#0000ff"/>
    </style:style>
    <style:style style:name="c105" style:family="text">
      <style:text-properties fo:font-family="Sans" style:text-underline-type="single" style:text-underline-style="solid" fo:color="#0000ff"/>
    </style:style>
    <style:style style:name="c106" style:family="text">
      <style:text-properties fo:font-family="Sans" style:text-underline-type="single" style:text-underline-style="solid" fo:color="#0000ff"/>
    </style:style>
    <style:style style:name="c107" style:family="text">
      <style:text-properties fo:font-family="Sans" style:text-underline-type="single" style:text-underline-style="solid" fo:color="#0000ff"/>
    </style:style>
    <style:style style:name="p109" style:family="paragraph">
      <style:paragraph-properties fo:margin-top="9pt" fo:margin-bottom="9pt"/>
    </style:style>
    <style:style style:name="c110" style:family="text">
      <style:text-properties fo:font-family="Sans" style:text-underline-type="single" style:text-underline-style="solid" fo:color="#0000ff"/>
    </style:style>
    <style:style style:name="p113" style:family="paragraph">
      <style:paragraph-properties fo:margin-top="9pt" fo:margin-bottom="9pt"/>
    </style:style>
    <style:style style:name="p115" style:family="paragraph">
      <style:paragraph-properties fo:margin-top="9pt" fo:margin-bottom="9pt"/>
    </style:style>
    <style:style style:name="p118" style:family="paragraph">
      <style:paragraph-properties fo:margin-top="9pt" fo:margin-bottom="9pt"/>
    </style:style>
    <style:style style:name="p120" style:family="paragraph">
      <style:paragraph-properties fo:margin-top="9pt" fo:margin-bottom="9pt"/>
    </style:style>
    <style:style style:name="c121" style:family="text">
      <style:text-properties fo:font-family="Sans" style:text-underline-type="single" style:text-underline-style="solid" fo:color="#0000ff"/>
    </style:style>
    <style:style style:name="c122" style:family="text">
      <style:text-properties fo:font-family="Sans" style:text-underline-type="single" style:text-underline-style="solid" fo:color="#0000ff"/>
    </style:style>
    <style:style style:name="p124" style:family="paragraph">
      <style:paragraph-properties fo:margin-top="9pt" fo:margin-bottom="9pt"/>
    </style:style>
    <style:style style:name="c125" style:family="text">
      <style:text-properties fo:font-weight="bold" fo:font-family="Sans"/>
    </style:style>
    <style:style style:name="p127" style:family="paragraph">
      <style:paragraph-properties fo:margin-top="9pt" fo:margin-bottom="9pt"/>
    </style:style>
    <style:style style:name="c128" style:family="text">
      <style:text-properties fo:font-family="Sans" style:text-underline-type="single" style:text-underline-style="solid" fo:color="#0000ff"/>
    </style:style>
    <style:style style:name="p130" style:family="paragraph">
      <style:paragraph-properties fo:margin-top="9pt" fo:margin-bottom="9pt"/>
    </style:style>
  </office:automatic-styles>
  <office:body>
    <office:text>
      <text:p text:style-name="p5"><text:span text:style-name="c4">Set up your laptop in Ubuntu</text:span></text:p>
      <text:p text:style-name="p7"><text:span text:style-name="c8">Zheng Rong @ Dec. 5 2014</text:span></text:p>
      <text:p text:style-name="p7"><text:span>
          <draw:frame draw:name="image/logo.gif" svg:width="160.5pt" svg:height="158.25pt">
            <draw:image xlink:href="Pictures/Picture1"/>
          </draw:frame>
        </text:span></text:p>
      <text:p text:style-name="p6"><text:span text:style-name="c12">link text</text:span></text:p>
      <text:p text:style-name="p13"/>
      <text:p text:style-name="p14"><text:span text:style-name="c15">install Ubuntu</text:span></text:p>
      <text:p text:style-name="p18"><text:span text:style-name="c17">
          <text:s text:c="4"/>sudo apt-get update</text:span></text:p>
      <text:p text:style-name="p20"><text:span text:style-name="c17">
          <text:s text:c="4"/>sudo apt-get upgrade</text:span></text:p>
      <text:p text:style-name="p19"/>
      <text:p text:style-name="p13"/>
      <text:p text:style-name="p14"><text:span text:style-name="c15">input method</text:span></text:p>
      <text:p text:style-name="p18"><text:span text:style-name="c17">
          <text:s text:c="4"/>language support <text:s text:c="3"/></text:span></text:p>
      <text:p text:style-name="p20"><text:span text:style-name="c17">
          <text:s text:c="4"/>text entry setting <text:s/></text:span></text:p>
      <text:p text:style-name="p20"><text:span text:style-name="c17">
          <text:s text:c="4"/>preference setting</text:span></text:p>
      <text:p text:style-name="p19"/>
      <text:p text:style-name="p13"/>
      <text:p text:style-name="p14"><text:span text:style-name="c15">Set/update time and date</text:span></text:p>
      <text:list text:style-name="L22">
        <text:list-item>
          <text:p text:style-name="p24"><text:span text:style-name="c0">update with Internet</text:span></text:p>
        </text:list-item>
      </text:list>
      <text:p text:style-name="p26"><text:span text:style-name="c17">sudo ntpdate time.nist.gov</text:span></text:p>
      <text:p text:style-name="p27"/>
      <text:p text:style-name="p6"><text:span text:style-name="c28">other servers include time.windows.com, </text:span><text:span text:style-name="c29">here</text:span><text:span text:style-name="c28"> lists time servers around the world.</text:span></text:p>
      <text:list text:style-name="L22">
        <text:list-item>
          <text:p text:style-name="p31"><text:span text:style-name="c0">set sudo date --set "25 Sep 2013 15:00:00"<text:line-break/>sudo date 010224311971.59 <text:line-break/>sudo date --set="1971-01-02 24:31:59.990" &amp;&amp; date --rfc-3339=ns </text:span></text:p>
        </text:list-item>
      </text:list>
      <text:p text:style-name="p13"/>
      <text:p text:style-name="p32"><text:span text:style-name="c33">C</text:span><text:span text:style-name="c15">ommands about packages</text:span></text:p>
      <text:p text:style-name="p6"><text:span text:style-name="c0">find the installed packages: (example yaml)</text:span></text:p>
      <text:p text:style-name="p18"><text:span text:style-name="c17">
          <text:s text:c="4"/>dpkg --get-selections | grep yaml</text:span></text:p>
      <text:p text:style-name="p19"/>
      <text:p text:style-name="p6"><text:span text:style-name="c0">show the information about a package</text:span></text:p>
      <text:p text:style-name="p18"><text:span text:style-name="c17">
          <text:s text:c="4"/>dpkg -s package-name</text:span></text:p>
      <text:p text:style-name="p19"/>
      <text:p text:style-name="p6"><text:span text:style-name="c0">To get a list of packages installed locally</text:span></text:p>
      <text:p text:style-name="p18"><text:span text:style-name="c17">
          <text:s text:c="4"/>dpkg --get-selections | grep -v deinstall</text:span></text:p>
      <text:p text:style-name="p19"/>
      <text:p text:style-name="p6"><text:span text:style-name="c0">To save that list to a text file </text:span></text:p>
      <text:p text:style-name="p18"><text:span text:style-name="c17">
          <text:s text:c="4"/>dpkg --get-selections | grep -v deinstall &gt; ~/Desktop/packages</text:span></text:p>
      <text:p text:style-name="p19"/>
      <text:p text:style-name="p13"/>
      <text:p text:style-name="p14"><text:span text:style-name="c15">set up the bash</text:span></text:p>
      <text:p text:style-name="p6"><text:span text:style-name="c34">REF</text:span><text:span text:style-name="c0"> </text:span></text:p>
      <text:p text:style-name="p6"><text:span text:style-name="c35">using the attached file</text:span></text:p>
      <text:p text:style-name="p18"><text:span text:style-name="c17">gedit ~/.bashrc</text:span></text:p>
      <text:p text:style-name="p19"/>
      <text:p text:style-name="p36"><text:span text:style-name="c0">uncomment the line <text:line-break/>from<text:line-break/>#force_color_prompt=yes <text:line-break/>to<text:line-break/>force_color_prompt=yes</text:span></text:p>
      <text:p text:style-name="p13"/>
      <text:p text:style-name="p14"><text:span text:style-name="c15">install logitech unifying</text:span></text:p>
      <text:p text:style-name="p18"><text:span text:style-name="c17">
          <text:s text:c="4"/>sudo add-apt-repository ppa:daniel.pavel/solaar</text:span></text:p>
      <text:p text:style-name="p20"><text:span text:style-name="c17">
          <text:s text:c="4"/>sudo apt-get update</text:span></text:p>
      <text:p text:style-name="p20"><text:span text:style-name="c17">
          <text:s text:c="4"/>sudo apt-get install solaar</text:span></text:p>
      <text:p text:style-name="p19"/>
      <text:p text:style-name="p13"/>
      <text:p text:style-name="p14"><text:span text:style-name="c15">install ROS</text:span></text:p>
      <text:p text:style-name="p6"><text:span text:style-name="c37">ROS</text:span></text:p>
      <text:p text:style-name="p13"/>
      <text:p text:style-name="p14"><text:span text:style-name="c15">install vim</text:span></text:p>
      <text:p text:style-name="p18"><text:span text:style-name="c17">
          <text:s text:c="4"/>sudo apt-get install vim</text:span></text:p>
      <text:p text:style-name="p19"/>
      <text:p text:style-name="p6"><text:span text:style-name="c28">set up the vim</text:span><text:span text:style-name="c0"> </text:span></text:p>
      <text:list text:style-name="L22">
        <text:list-item>
          <text:p text:style-name="p41"><text:span text:style-name="c0">create (or edit) the .vimrc file: </text:span></text:p>
        </text:list-item>
      </text:list>
      <text:p text:style-name="p26"><text:span text:style-name="c17">vim ~/.vimrc</text:span></text:p>
      <text:p text:style-name="p27"/>
      <text:list text:style-name="L22">
        <text:list-item>
          <text:p text:style-name="p41"><text:span text:style-name="c0">paste the configuration below into the file. </text:span></text:p>
        </text:list-item>
      </text:list>
      <text:p text:style-name="p26"><text:span text:style-name="c17">set tabstop=4 <text:s text:c="6"/>" The width of a TAB is set to 4.</text:span></text:p>
      <text:p text:style-name="p42"><text:span text:style-name="c17">
          <text:s text:c="20"/>" Still it is a \t. It is just that</text:span></text:p>
      <text:p text:style-name="p42"><text:span text:style-name="c17">
          <text:s text:c="20"/>" Vim will interpret it to be having</text:span></text:p>
      <text:p text:style-name="p42"><text:span text:style-name="c17">
          <text:s text:c="20"/>" a width of 4.</text:span></text:p>
      <text:p text:style-name="p42"><text:span text:style-name="c17">set shiftwidth=4 <text:s text:c="3"/>" Indents will have a width of 4</text:span></text:p>
      <text:p text:style-name="p42"><text:span text:style-name="c17">set softtabstop=4 <text:s text:c="2"/>" Sets the number of columns for a TAB</text:span></text:p>
      <text:p text:style-name="p42"><text:span text:style-name="c17">set expandtab <text:s text:c="6"/>" Expand TABs to spaces</text:span></text:p>
      <text:p text:style-name="p42"><text:span text:style-name="c17">" set nu</text:span></text:p>
      <text:p text:style-name="p42"><text:span text:style-name="c17">syntax on</text:span></text:p>
      <text:p text:style-name="p42"><text:span text:style-name="c17">set autoindent <text:s text:c="5"/>" auto indent</text:span></text:p>
      <text:p text:style-name="p27"/>
      <text:list text:style-name="L22">
        <text:list-item>
          <text:p text:style-name="p44"><text:span text:style-name="c0">restart vim</text:span></text:p>
        </text:list-item>
      </text:list>
      <text:p text:style-name="p13"/>
      <text:p text:style-name="p14"><text:span text:style-name="c15">install sublime-text-3</text:span></text:p>
      <text:p text:style-name="p18"><text:span text:style-name="c17">
          <text:s text:c="4"/>sudo add-apt-repository ppa:webupd8team/sublime-text-3</text:span></text:p>
      <text:p text:style-name="p20"><text:span text:style-name="c17">
          <text:s text:c="4"/>sudo apt-get update</text:span></text:p>
      <text:p text:style-name="p20"><text:span text:style-name="c17">
          <text:s text:c="4"/>sudo apt-get install sublime-text-installer</text:span></text:p>
      <text:p text:style-name="p19"/>
      <text:p text:style-name="p13"/>
      <text:p text:style-name="p14"><text:span text:style-name="c15">install others</text:span></text:p>
      <text:p text:style-name="p18"><text:span text:style-name="c17">
          <text:s text:c="4"/>sudo apt-get install tex-live</text:span></text:p>
      <text:p text:style-name="p20"><text:span text:style-name="c17">
          <text:s text:c="4"/>sudo apt-get install tex-maker</text:span></text:p>
      <text:p text:style-name="p20"><text:span text:style-name="c17">
          <text:s text:c="4"/>sudo apt-get install skype</text:span></text:p>
      <text:p text:style-name="p20"><text:span text:style-name="c17">
          <text:s text:c="4"/>sudo apt-get install dropbox</text:span></text:p>
      <text:p text:style-name="p20"><text:span text:style-name="c17">
          <text:s text:c="4"/>sudo apt-get install everpad</text:span></text:p>
      <text:p text:style-name="p20"><text:span text:style-name="c17">
          <text:s text:c="4"/>sudo apt-get install Gparted</text:span></text:p>
      <text:p text:style-name="p20"><text:span text:style-name="c17">
          <text:s text:c="4"/>sudo apt-get install partitionmanager</text:span></text:p>
      <text:p text:style-name="p20"><text:span text:style-name="c17">
          <text:s text:c="4"/>sudo apt-get install retext</text:span></text:p>
      <text:p text:style-name="p19"/>
      <text:p text:style-name="p6"><text:span text:style-name="c28">retext is a editor based on Markdown</text:span><text:span text:style-name="c0"> </text:span><text:span text:style-name="c45">how to use retex</text:span></text:p>
      <text:p text:style-name="p13"/>
      <text:p text:style-name="p14"><text:span text:style-name="c15">follow Ellen's note</text:span></text:p>
      <text:p text:style-name="p46"><text:span text:style-name="c47">install packages</text:span></text:p>
      <text:p text:style-name="p18"><text:span text:style-name="c17">
          <text:s text:c="4"/>sudo apt-get install swig</text:span></text:p>
      <text:p text:style-name="p20"><text:span text:style-name="c17">
          <text:s text:c="4"/>sudo apt-get install openjdk-7-jdk</text:span></text:p>
      <text:p text:style-name="p20"><text:span text:style-name="c17">
          <text:s text:c="4"/>sudo apt-get install flex</text:span></text:p>
      <text:p text:style-name="p20"><text:span text:style-name="c17">
          <text:s text:c="4"/>sudo apt-get install libboost-all-dev libboost-dev</text:span></text:p>
      <text:p text:style-name="p20"><text:span text:style-name="c17">
          <text:s text:c="4"/>sudo apt-get install libgsl0-dev</text:span></text:p>
      <text:p text:style-name="p20"><text:span text:style-name="c17">
          <text:s text:c="4"/>sudo apt-get install libeigen3-dev </text:span></text:p>
      <text:p text:style-name="p20"><text:span text:style-name="c17">
          <text:s text:c="4"/>sudo apt-get install libatlas-dev</text:span></text:p>
      <text:p text:style-name="p20"><text:span text:style-name="c17">
          <text:s text:c="4"/>sudo apt-get install libatlas-base-dev</text:span></text:p>
      <text:p text:style-name="p20"><text:span text:style-name="c17">
          <text:s text:c="4"/>sudo apt-get install libatlas3gf-base</text:span></text:p>
      <text:p text:style-name="p19"/>
      <text:p text:style-name="p6"><text:span text:style-name="c48">install Armadillo</text:span></text:p>
      <text:p text:style-name="p6"><text:span text:style-name="c0">…by downloading it from the website, not via apt-get, and follow the instructions in the readme. Make sure to do all the –devs and parallel stuff it mentions.</text:span></text:p>
      <text:p text:style-name="p6"><text:span text:style-name="c0">http://arma.sourceforge.net/download.html</text:span></text:p>
      <text:p text:style-name="p6"><text:span text:style-name="c0">sudo apt-get install liblapack-dev liblapack3gf liblapack-pic liblapack-test</text:span></text:p>
      <text:p text:style-name="p6"><text:span text:style-name="c0">sudo apt-get install libarpack++2-dev libarpack++2c2a libarpack2 libarpack2-dbg libarpack2-dev</text:span></text:p>
      <text:p text:style-name="p6"><text:span text:style-name="c0">Update: Do NOT install OpenBLAS. OpenBLAS has a multi-threading affinity which results in the creation of threads when solving certain classes of problems. Unfortunately, this results in high overhead as the system rapidly creates, clones, and yields numerous threads. This issue is linux specific.</text:span></text:p>
      <text:p text:style-name="p6"><text:span text:style-name="c48">install yaml-cpp package</text:span></text:p>
      <text:p text:style-name="p6"><text:span text:style-name="c0">Again, download “yaml-cpp_0.5.1.tar.gz” from their website and install using the readme.</text:span></text:p>
      <text:p text:style-name="p6"><text:span text:style-name="c0">https://code.google.com/p/yaml-cpp/ </text:span></text:p>
      <text:p text:style-name="p46"><text:span text:style-name="c47">install bison</text:span></text:p>
      <text:p text:style-name="p6"><text:span text:style-name="c0">Go to </text:span><text:span text:style-name="c49">gnu project archives</text:span><text:span text:style-name="c0"><text:line-break/>download the “bison-2.5.tar.gz”</text:span></text:p>
      <text:p text:style-name="p18"><text:span text:style-name="c17">sudo apt-get install m4</text:span></text:p>
      <text:p text:style-name="p19"/>
      <text:p text:style-name="p6"><text:span text:style-name="c0">go into bison-2.5/lib, open stdio.in.h, and find the following lines:</text:span></text:p>
      <text:p text:style-name="p18"><text:span text:style-name="c17">/* It is very rare that the developer ever has full control of</text:span></text:p>
      <text:p text:style-name="p20"><text:span text:style-name="c17">stdin, so any use of gets warrants an unconditional warning.</text:span></text:p>
      <text:p text:style-name="p20"><text:span text:style-name="c17">Assume it is always declared, since it is required by C89. <text:s/>*/</text:span></text:p>
      <text:p text:style-name="p20"><text:span text:style-name="c17">#if defined gets</text:span></text:p>
      <text:p text:style-name="p20"><text:span text:style-name="c17">#undef gets</text:span></text:p>
      <text:p text:style-name="p20"><text:span text:style-name="c17">_GL_WARN_ON_USE (gets, "gets is a security hole - use fgets </text:span></text:p>
      <text:p text:style-name="p20"><text:span text:style-name="c17">instead");</text:span></text:p>
      <text:p text:style-name="p20"><text:span text:style-name="c17">#endif</text:span></text:p>
      <text:p text:style-name="p19"/>
      <text:p text:style-name="p6"><text:span text:style-name="c0">Comment out or delete the above lines. Finally,</text:span></text:p>
      <text:p text:style-name="p18"><text:span text:style-name="c17">./configure</text:span></text:p>
      <text:p text:style-name="p20"><text:span text:style-name="c17">make</text:span></text:p>
      <text:p text:style-name="p20"><text:span text:style-name="c17">sudo make install</text:span></text:p>
      <text:p text:style-name="p19"/>
      <text:p text:style-name="p46"><text:span text:style-name="c47">install IPC</text:span></text:p>
      <text:p text:style-name="p6"><text:span text:style-name="c0">Download IPC &amp; unpack it. </text:span><text:span text:style-name="c50">IPC</text:span></text:p>
      <text:p text:style-name="p6"><text:span text:style-name="c0">Change IPC flag</text:span></text:p>
      <text:p text:style-name="p6"><text:span text:style-name="c0">set -fPIC flag as described on </text:span><text:span text:style-name="c51">ipc_bridge doc</text:span></text:p>
      <text:p text:style-name="p6"><text:span text:style-name="c0">Find the ipc-3.9.1/etc/GNUmakefile.defs file.</text:span></text:p>
      <text:p text:style-name="p6"><text:span text:style-name="c0">Go to line 371.</text:span></text:p>
      <text:p text:style-name="p6"><text:span text:style-name="c0">Change:</text:span></text:p>
      <text:p text:style-name="p18"><text:span text:style-name="c17">$(CFLAGSM_$(DBMALLOC)) $(CFLAGS_EXT)</text:span></text:p>
      <text:p text:style-name="p19"/>
      <text:p text:style-name="p6"><text:span text:style-name="c0">to be</text:span></text:p>
      <text:p text:style-name="p18"><text:span text:style-name="c17">$(CFLAGSM_$(DBMALLOC)) $(CFLAGS_EXT) -fPIC</text:span></text:p>
      <text:p text:style-name="p19"/>
      <text:p text:style-name="p6"><text:span text:style-name="c0">Now, Install IPC</text:span></text:p>
      <text:p text:style-name="p18"><text:span text:style-name="c17">sudo make</text:span></text:p>
      <text:p text:style-name="p19"/>
      <text:p text:style-name="p6"><text:span text:style-name="c0">(There are some errors displayed earlier in the make, but these do not appear to break the components we need)</text:span></text:p>
      <text:p text:style-name="p6"><text:span text:style-name="c0">manually copy some files to new folders</text:span></text:p>
      <text:p text:style-name="p6"><text:span text:style-name="c0">ipc3.9.</text:span><text:span text:style-name="c28">/{bin/Linux</text:span><text:span text:style-name="c0">, lib/Linux*, include} to /opt/ipc/{bin,lib,include} </text:span></text:p>
      <text:p text:style-name="p6"><text:span text:style-name="c0">NOTE: <text:line-break/>Do NOT add "LINUX*" directory in the destination directory when copying files from ipc </text:span></text:p>
      <text:p text:style-name="p18"><text:span text:style-name="c17">ipc3.9.*/{bin/Linux*, lib/Linux*, include}</text:span></text:p>
      <text:p text:style-name="p19"/>
      <text:p text:style-name="p6"><text:span text:style-name="c0">to </text:span></text:p>
      <text:p text:style-name="p18"><text:span text:style-name="c17">/opt/ipc/{bin,lib,include}</text:span></text:p>
      <text:p text:style-name="p19"/>
      <text:p text:style-name="p46"><text:span text:style-name="c47">install Matlab</text:span></text:p>
      <text:p text:style-name="p6"><text:span text:style-name="c0">use your own Matlab install file</text:span></text:p>
      <text:p text:style-name="p13"/>
      <text:p text:style-name="p14"><text:span text:style-name="c15">setup printer in FRC.RI.CMU</text:span></text:p>
      <text:p text:style-name="p6"><text:span text:style-name="c0">If you have an SCS account there are several ways to print:</text:span></text:p>
      <text:p text:style-name="p6"><text:span text:style-name="c0">The prefered method is here. <text:line-break/>In linux (Ubuntu):<text:line-break/>Go to System -&gt; Administration -&gt; Printing <text:line-break/>Click 'Add' Expand 'Network Printer' <text:line-break/>Select 'LPD/LPR Host or Printer' <text:line-break/>change the Host and Queue fields. Queue is the name of the printer.</text:span></text:p>
      <text:p text:style-name="p6"><text:span text:style-name="c52">Printer IP FQDN Model Location Host</text:span></text:p>
      <text:p text:style-name="p18"><text:span text:style-name="c17">boulder </text:span></text:p>
      <text:p text:style-name="p20"><text:span text:style-name="c17">128.2.177.195 <text:s text:c="2"/></text:span></text:p>
      <text:p text:style-name="p20"><text:span text:style-name="c17">boulder.prt.cs.cmu.edu <text:s/></text:span></text:p>
      <text:p text:style-name="p20"><text:span text:style-name="c17">HP Color Laserjet 5550N </text:span></text:p>
      <text:p text:style-name="p20"><text:span text:style-name="c17">NSH 1100 (near FRC mailboxes) <text:s text:c="2"/></text:span></text:p>
      <text:p text:style-name="p20"><text:span text:style-name="c17">cyan.srv.cs.cmu.edu</text:span></text:p>
      <text:p text:style-name="p20"/>
      <text:p text:style-name="p20"><text:span text:style-name="c17">lightning <text:s text:c="2"/></text:span></text:p>
      <text:p text:style-name="p20"><text:span text:style-name="c17">128.2.177.194 <text:s text:c="2"/></text:span></text:p>
      <text:p text:style-name="p20"><text:span text:style-name="c17">lightning.prt.cs.cmu.edu <text:s text:c="3"/></text:span></text:p>
      <text:p text:style-name="p20"><text:span text:style-name="c17">HP Laserjet 9000N <text:s text:c="2"/></text:span></text:p>
      <text:p text:style-name="p20"><text:span text:style-name="c17">NSH 1200 (near e-lab) <text:s text:c="2"/></text:span></text:p>
      <text:p text:style-name="p20"><text:span text:style-name="c17">cyan.srv.cs.cmu.edu</text:span></text:p>
      <text:p text:style-name="p20"/>
      <text:p text:style-name="p20"><text:span text:style-name="c17">mulch <text:s text:c="2"/></text:span></text:p>
      <text:p text:style-name="p20"><text:span text:style-name="c17">128.2.177.211 <text:s text:c="2"/></text:span></text:p>
      <text:p text:style-name="p20"><text:span text:style-name="c17">mulch.prt.cs.cmu.edu <text:s text:c="3"/>HP Laserjet 4350n <text:s text:c="2"/></text:span></text:p>
      <text:p text:style-name="p20"><text:span text:style-name="c17">NSH 2200 (near FRC grad student offices and water cooler) <text:s text:c="2"/></text:span></text:p>
      <text:p text:style-name="p20"><text:span text:style-name="c17">cyan.srv.cs.cmu.edu</text:span></text:p>
      <text:p text:style-name="p20"/>
      <text:p text:style-name="p20"><text:span text:style-name="c17">prismCOLOR <text:s/></text:span></text:p>
      <text:p text:style-name="p20"><text:span text:style-name="c17">128.2.177.208 <text:s text:c="2"/></text:span></text:p>
      <text:p text:style-name="p20"><text:span text:style-name="c17">prismcolor.prt.cs.cmu.edu <text:s text:c="2"/></text:span></text:p>
      <text:p text:style-name="p20"><text:span text:style-name="c17">HP Color Laserjet 5550DN <text:s text:c="3"/></text:span></text:p>
      <text:p text:style-name="p20"><text:span text:style-name="c17">NSH 1509 (near NSH 1st floor copy room and RoboLounge)</text:span></text:p>
      <text:p text:style-name="p20"><text:span text:style-name="c17">cyan.srv.cs.cmu.edu</text:span></text:p>
      <text:p text:style-name="p19"/>
      <text:p text:style-name="p13"/>
      <text:p text:style-name="p14"><text:span text:style-name="c15">install system monitor</text:span></text:p>
      <text:p text:style-name="p18"><text:span text:style-name="c17">
          <text:s text:c="4"/>sudo add-apt-repository ppa:fossfreedom/indicator-sysmonitor</text:span></text:p>
      <text:p text:style-name="p20"><text:span text:style-name="c17">
          <text:s text:c="4"/>sudo apt-get update</text:span></text:p>
      <text:p text:style-name="p20"><text:span text:style-name="c17">
          <text:s text:c="4"/>sudo apt-get install indicator-sysmonitor</text:span></text:p>
      <text:p text:style-name="p20"><text:span text:style-name="c17">
          <text:s text:c="4"/>sudo apt-get remove indicator-sysmonitor # to remove indicator sysmonitor</text:span></text:p>
      <text:p text:style-name="p20"><text:span text:style-name="c17">
          <text:s text:c="4"/>sudo apt-get install indicator-multiload</text:span></text:p>
      <text:p text:style-name="p19"/>
      <text:p text:style-name="p13"/>
      <text:p text:style-name="p14"><text:span text:style-name="c15">use GitHub</text:span></text:p>
      <text:p text:style-name="p46"><text:span text:style-name="c47">ssh key</text:span></text:p>
      <text:p text:style-name="p18"><text:span text:style-name="c17">
          <text:s text:c="4"/>ls -al ~/.ssh</text:span></text:p>
      <text:p text:style-name="p20"><text:span text:style-name="c17">
          <text:s text:c="4"/>ssh-keygen -t rsa -C "your_email@example.com"</text:span></text:p>
      <text:p text:style-name="p19"/>
      <text:p text:style-name="p6"><text:span text:style-name="c28">start the ssh-agent in the background</text:span><text:span text:style-name="c0"> eval "$(ssh-agent -s)" ssh-add ~/.ssh/id_rsa</text:span></text:p>
      <text:p text:style-name="p46"><text:span text:style-name="c47">command set</text:span></text:p>
      <text:p text:style-name="p18"><text:span text:style-name="c17">
          <text:s text:c="4"/>git add file-name</text:span></text:p>
      <text:p text:style-name="p20"><text:span text:style-name="c17">
          <text:s text:c="4"/>git commit -m "commit message"</text:span></text:p>
      <text:p text:style-name="p20"><text:span text:style-name="c17">
          <text:s text:c="4"/>git push</text:span></text:p>
      <text:p text:style-name="p20"/>
      <text:p text:style-name="p20"><text:span text:style-name="c17">
          <text:s text:c="4"/>git rm file-name</text:span></text:p>
      <text:p text:style-name="p20"><text:span text:style-name="c17">
          <text:s text:c="4"/>git commit -m "remove a file"</text:span></text:p>
      <text:p text:style-name="p20"><text:span text:style-name="c17">
          <text:s text:c="4"/>git push</text:span></text:p>
      <text:p text:style-name="p20"/>
      <text:p text:style-name="p20"><text:span text:style-name="c17">
          <text:s text:c="4"/>modify file-1</text:span></text:p>
      <text:p text:style-name="p20"><text:span text:style-name="c17">
          <text:s text:c="4"/>git commit file-1 -m "modify this file"</text:span></text:p>
      <text:p text:style-name="p20"><text:span text:style-name="c17">
          <text:s text:c="4"/>git push</text:span></text:p>
      <text:p text:style-name="p20"/>
      <text:p text:style-name="p20"><text:span text:style-name="c17">
          <text:s text:c="4"/>git add file-names</text:span></text:p>
      <text:p text:style-name="p20"><text:span text:style-name="c17">
          <text:s text:c="4"/>git commit -a -m "creat"</text:span></text:p>
      <text:p text:style-name="p20"><text:span text:style-name="c17">
          <text:s text:c="4"/>git push</text:span></text:p>
      <text:p text:style-name="p20"/>
      <text:p text:style-name="p20"><text:span text:style-name="c17">
          <text:s text:c="4"/>git status</text:span></text:p>
      <text:p text:style-name="p20"><text:span text:style-name="c17">
          <text:s text:c="4"/>git checkout .</text:span></text:p>
      <text:p text:style-name="p20"><text:span text:style-name="c17">
          <text:s text:c="4"/>git <text:s/>pull</text:span></text:p>
      <text:p text:style-name="p19"/>
      <text:p text:style-name="p13"/>
      <text:p text:style-name="p14"><text:span text:style-name="c15">Wiki of px4</text:span></text:p>
      <text:p text:style-name="p6"><text:span text:style-name="c53">px4 quick start</text:span></text:p>
      <text:p text:style-name="p46"><text:span text:style-name="c47">NuttShell (NSH) via Seiral using the kermit:</text:span></text:p>
      <text:p text:style-name="p6"><text:span text:style-name="c54">Ref</text:span></text:p>
      <text:p text:style-name="p18"><text:span text:style-name="c17">
          <text:s text:c="4"/>sudo apt-get install ckermit</text:span></text:p>
      <text:p text:style-name="p20"><text:span text:style-name="c17">
          <text:s text:c="4"/>*Set your default settings to the correct settings for px4:* <text:s/></text:span></text:p>
      <text:p text:style-name="p20"><text:span text:style-name="c17">
          <text:s text:c="4"/>echo "SET LINE /dev/ttyUSB0</text:span></text:p>
      <text:p text:style-name="p20"><text:span text:style-name="c17">
          <text:s text:c="4"/>SET SPEED 57600</text:span></text:p>
      <text:p text:style-name="p20"><text:span text:style-name="c17">
          <text:s text:c="4"/>SET CARRIER-WATCH OFF</text:span></text:p>
      <text:p text:style-name="p20"><text:span text:style-name="c17">
          <text:s text:c="4"/>SET FLOW-CONTROL NONE" &gt; ~/.kermrc</text:span></text:p>
      <text:p text:style-name="p20"/>
      <text:p text:style-name="p20"><text:span text:style-name="c17">
          <text:s text:c="4"/>~/.kermrc</text:span></text:p>
      <text:p text:style-name="p20"><text:span text:style-name="c17">
          <text:s text:c="4"/>ls /dev/ttyUSB* <text:s text:c="4"/></text:span></text:p>
      <text:p text:style-name="p20"><text:span text:style-name="c17">
          <text:s text:c="4"/>sudo kermit</text:span></text:p>
      <text:p text:style-name="p20"><text:span text:style-name="c17">
          <text:s text:c="4"/>connect</text:span></text:p>
      <text:p text:style-name="p20"><text:span text:style-name="c17">
          <text:s text:c="4"/>enter</text:span></text:p>
      <text:p text:style-name="p19"/>
      <text:p text:style-name="p6"><text:span text:style-name="c28">command:</text:span><text:span text:style-name="c0"> </text:span></text:p>
      <text:p text:style-name="p18"><text:span text:style-name="c17">
          <text:s text:c="4"/>ls </text:span></text:p>
      <text:p text:style-name="p20"><text:span text:style-name="c17">
          <text:s text:c="4"/>free </text:span></text:p>
      <text:p text:style-name="p20"><text:span text:style-name="c17">
          <text:s text:c="4"/>cd</text:span></text:p>
      <text:p text:style-name="p19"/>
      <text:p text:style-name="p6"><text:span text:style-name="c28">quit:</text:span><text:span text:style-name="c0"> </text:span></text:p>
      <text:p text:style-name="p18"><text:span text:style-name="c17">
          <text:s text:c="4"/>Ctrl+\ <text:s/></text:span></text:p>
      <text:p text:style-name="p20"><text:span text:style-name="c17">
          <text:s text:c="4"/>C <text:s text:c="2"/></text:span></text:p>
      <text:p text:style-name="p20"><text:span text:style-name="c17">
          <text:s text:c="4"/>quit</text:span></text:p>
      <text:p text:style-name="p19"/>
      <text:p text:style-name="p46"><text:span text:style-name="c47">build and flash the firmware</text:span></text:p>
      <text:p text:style-name="p18"><text:span text:style-name="c17">
          <text:s text:c="4"/>cd ~/src</text:span></text:p>
      <text:p text:style-name="p20"><text:span text:style-name="c17">
          <text:s text:c="4"/>git clone https://github.com/PX4/Firmware</text:span></text:p>
      <text:p text:style-name="p20"><text:span text:style-name="c17">
          <text:s text:c="4"/>cd Firmware</text:span></text:p>
      <text:p text:style-name="p20"><text:span text:style-name="c17">*GitLab special start*</text:span></text:p>
      <text:p text:style-name="p20"><text:span text:style-name="c17">
          <text:s text:c="4"/>git clone git@nmichael.frc.ri.cmu.edu:px4/px4_patches.git</text:span></text:p>
      <text:p text:style-name="p20"><text:span text:style-name="c17">
          <text:s text:c="4"/>git checkout -b cmu_develop `cat px4_patches/px4_master_hash`</text:span></text:p>
      <text:p text:style-name="p20"><text:span text:style-name="c17">
          <text:s text:c="4"/>git apply --ignore-space-change --ignore-whitespace px4_patches/px4_master_to_cmu_develop_version.diff</text:span></text:p>
      <text:p text:style-name="p20"><text:span text:style-name="c17">
          <text:s text:c="4"/>rm -fr src/modules/cmu_rc_command src/modules/cmu_pwm_command src/modules/cmu_attitude_estimator_so3 src/modules/cmu_voltage_monitor</text:span></text:p>
      <text:p text:style-name="p20"><text:span text:style-name="c17">
          <text:s text:c="4"/>git submodule add git@nmichael.frc.ri.cmu.edu:px4/cmu_rc_command.git src/modules/cmu_rc_command</text:span></text:p>
      <text:p text:style-name="p20"><text:span text:style-name="c17">
          <text:s text:c="4"/>git submodule add git@nmichael.frc.ri.cmu.edu:px4/cmu_voltage_monitor.git src/modules/cmu_voltage_monitor</text:span></text:p>
      <text:p text:style-name="p20"><text:span text:style-name="c17">
          <text:s text:c="4"/>git submodule add git@nmichael.frc.ri.cmu.edu:px4/cmu_attitude_estimator_so3.git src/modules/cmu_attitude_estimator_so3</text:span></text:p>
      <text:p text:style-name="p20"><text:span text:style-name="c17">
          <text:s text:c="4"/>git clone https://github.com/PX4/NuttX</text:span></text:p>
      <text:p text:style-name="p20"><text:span text:style-name="c17">*GitLab special end*</text:span></text:p>
      <text:p text:style-name="p20"/>
      <text:p text:style-name="p20"><text:span text:style-name="c17">
          <text:s text:c="4"/>git submodule init</text:span></text:p>
      <text:p text:style-name="p20"><text:span text:style-name="c17">
          <text:s text:c="4"/>git submodule update</text:span></text:p>
      <text:p text:style-name="p20"/>
      <text:p text:style-name="p20"><text:span text:style-name="c17">*GitLab special*</text:span></text:p>
      <text:p text:style-name="p20"><text:span text:style-name="c17">
          <text:s text:c="4"/>vim makefiles/config_px4fmu-v1_default.mk</text:span></text:p>
      <text:p text:style-name="p20"/>
      <text:p text:style-name="p20"><text:span text:style-name="c17">change line 129:</text:span></text:p>
      <text:p text:style-name="p20"><text:span text:style-name="c17">From:</text:span></text:p>
      <text:p text:style-name="p20"><text:span text:style-name="c17">MODULES <text:s text:c="15"/>+= modules/cmu_pwm_command</text:span></text:p>
      <text:p text:style-name="p20"><text:span text:style-name="c17">To:</text:span></text:p>
      <text:p text:style-name="p20"><text:span text:style-name="c17">#MODULES <text:s text:c="15"/>+= modules/cmu_pwm_command</text:span></text:p>
      <text:p text:style-name="p20"/>
      <text:p text:style-name="p20"><text:span text:style-name="c17">
          <text:s text:c="4"/>cd ~/src/Firmware</text:span></text:p>
      <text:p text:style-name="p20"><text:span text:style-name="c17">
          <text:s text:c="4"/>make distclean</text:span></text:p>
      <text:p text:style-name="p20"><text:span text:style-name="c17">
          <text:s text:c="4"/>make archives</text:span></text:p>
      <text:p text:style-name="p20"><text:span text:style-name="c17">
          <text:s text:c="4"/>make</text:span></text:p>
      <text:p text:style-name="p20"><text:span text:style-name="c17">
          <text:s text:c="4"/>sudo usermod -a -G dialout $USER</text:span></text:p>
      <text:p text:style-name="p20"><text:span text:style-name="c17">
          <text:s text:c="4"/>*Log out and log in in linux for changes to take effect. (Very Important!)*</text:span></text:p>
      <text:p text:style-name="p20"><text:span text:style-name="c17">
          <text:s text:c="4"/>make upload px4fmu-v1_default</text:span></text:p>
      <text:p text:style-name="p19"/>
      <text:p text:style-name="p6"><text:span text:style-name="c0">The result should be:</text:span></text:p>
      <text:p text:style-name="p18"><text:span text:style-name="c17">
          <text:s text:c="4"/>working in [...]/Firmware/Images <text:s text:c="3"/></text:span></text:p>
      <text:p text:style-name="p20"><text:span text:style-name="c17">
          <text:s text:c="4"/>Attempting to flash PX4FMU board via USB <text:s text:c="3"/></text:span></text:p>
      <text:p text:style-name="p20"><text:span text:style-name="c17">
          <text:s text:c="4"/>Loaded firmware for 5,0, waiting for the bootloader...</text:span></text:p>
      <text:p text:style-name="p19"/>
      <text:p text:style-name="p6"><text:span text:style-name="c0">When you see “waiting for the bootloader” press the “reset” button on the side of the PX4FMU. If the board is now connected &amp; reset, the new firmware will be flashed. </text:span></text:p>
      <text:p text:style-name="p18"><text:span text:style-name="c17">
          <text:s text:c="4"/>Found board 5,0 on /dev/tty... <text:s/></text:span></text:p>
      <text:p text:style-name="p20"><text:span text:style-name="c17">
          <text:s text:c="4"/>erase... <text:s text:c="3"/></text:span></text:p>
      <text:p text:style-name="p20"><text:span text:style-name="c17">
          <text:s text:c="4"/>program... <text:s/></text:span></text:p>
      <text:p text:style-name="p20"><text:span text:style-name="c17">
          <text:s text:c="4"/>verify... <text:s text:c="2"/></text:span></text:p>
      <text:p text:style-name="p20"><text:span text:style-name="c17">
          <text:s text:c="4"/>done, rebooting.</text:span></text:p>
      <text:p text:style-name="p19"/>
      <text:p text:style-name="p46"><text:span text:style-name="c47">Troubleshooting</text:span></text:p>
      <text:p text:style-name="p6"><text:span text:style-name="c52">Board not found (Affects mostly Ubuntu 12.10 users)</text:span></text:p>
      <text:p text:style-name="p6"><text:span text:style-name="c0">In case the board is not found, make sure you remove the modem-manager by: </text:span></text:p>
      <text:p text:style-name="p18"><text:span text:style-name="c17">
          <text:s text:c="4"/>sudo apt-get remove modemmanager</text:span></text:p>
      <text:p text:style-name="p19"/>
      <text:p text:style-name="p6"><text:span text:style-name="c52">Permission Denied</text:span></text:p>
      <text:p text:style-name="p6"><text:span text:style-name="c0">If you have no permissions for /dev/ttyACM0 , make sure the user is in group dialout (as described above). </text:span></text:p>
      <text:p text:style-name="p18"><text:span text:style-name="c17">
          <text:s text:c="4"/>sudo usermod -a -G dialout $USER</text:span></text:p>
      <text:p text:style-name="p19"/>
      <text:p text:style-name="p6"><text:span text:style-name="c0">Log out and log in in linux for changes to take effect. (Very Important!)</text:span></text:p>
      <text:p text:style-name="p6"><text:span text:style-name="c52">To find out the device name (if not /dev/ttyACM0), do a</text:span></text:p>
      <text:p text:style-name="p18"><text:span text:style-name="c17">
          <text:s text:c="4"/>ls /dev/tty*</text:span></text:p>
      <text:p text:style-name="p19"/>
      <text:p text:style-name="p6"><text:span text:style-name="c0">when the bootloader is loading (first 5 seconds after reset).</text:span></text:p>
      <text:p text:style-name="p46"><text:span text:style-name="c47">install Qground control</text:span></text:p>
      <text:p text:style-name="p6"><text:span text:style-name="c55">Qgroundcontrol</text:span></text:p>
      <text:p text:style-name="p6"><text:span text:style-name="c56">github</text:span></text:p>
      <text:p text:style-name="p6"><text:span text:style-name="c57">installation instruction</text:span></text:p>
      <text:p text:style-name="p46"><text:span text:style-name="c47">px4 serial port mapping</text:span></text:p>
      <text:p text:style-name="p6"><text:span text:style-name="c0">ttyS (definition in the px4/microSD/etc/rc.txt) </text:span></text:p>
      <text:p text:style-name="p6"><text:span text:style-name="c0">HW (defined in the px4 hardware user manual) </text:span></text:p>
      <text:p text:style-name="p18"><text:span text:style-name="c17">
          <text:s text:c="4"/>ttyS0 &lt;==&gt; HW-UART1 <text:s text:c="4"/></text:span></text:p>
      <text:p text:style-name="p20"><text:span text:style-name="c17">
          <text:s text:c="4"/>ttyS1 &lt;==&gt; HW-UART2 <text:s text:c="4"/></text:span></text:p>
      <text:p text:style-name="p20"><text:span text:style-name="c17">
          <text:s text:c="4"/>ttyS2 &lt;==&gt; HW-UART5 <text:s text:c="4"/></text:span></text:p>
      <text:p text:style-name="p20"><text:span text:style-name="c17">
          <text:s text:c="4"/>ttyS3 &lt;==&gt; HW-UART6</text:span></text:p>
      <text:p text:style-name="p20"/>
      <text:p text:style-name="p20"><text:span text:style-name="c17">
          <text:s text:c="4"/>UART_1 --- FTDI <text:s/></text:span></text:p>
      <text:p text:style-name="p20"><text:span text:style-name="c17">
          <text:s text:c="4"/>pin3 --- black--ground</text:span></text:p>
      <text:p text:style-name="p20"><text:span text:style-name="c17">
          <text:s text:c="4"/>pin7 --- yellow</text:span></text:p>
      <text:p text:style-name="p20"><text:span text:style-name="c17">
          <text:s text:c="4"/>pin8 --- orange</text:span></text:p>
      <text:p text:style-name="p19"/>
      <text:p text:style-name="p46"><text:span text:style-name="c47">odroid cmu_mavlink</text:span></text:p>
      <text:p text:style-name="p18"><text:span text:style-name="c17">
          <text:s text:c="4"/>git clone cmu_mavlink</text:span></text:p>
      <text:p text:style-name="p20"><text:span text:style-name="c17">
          <text:s text:c="4"/>./update --devel</text:span></text:p>
      <text:p text:style-name="p19"/>
      <text:p text:style-name="p6"><text:span text:style-name="c52">trouble shooting</text:span></text:p>
      <text:p text:style-name="p6"><text:span text:style-name="c58">Ref</text:span><text:span text:style-name="c0"> </text:span></text:p>
      <text:p text:style-name="p6"><text:span text:style-name="c0">odroid sandbox update failed like this: [ 12%] Performing download step (git clone) for 'mavlink' <text:line-break/>Cloning into 'mavlink'... <text:line-break/>fatal: unable to access 'https://github.com/mavlink/mavlink.git/': server certificate verification failed. CAfile: /etc/ssl/certs/ca-certificates.crt CRLfile: none <text:line-break/>solution: <text:line-break/>git config --global http.sslverify false </text:span></text:p>
      <text:p text:style-name="p6"><text:span text:style-name="c0">after the update: <text:line-break/>catkin_make the dry; catkin_make the wet;</text:span></text:p>
      <text:p text:style-name="p6"><text:span text:style-name="c0">modify: vim cmu_mavlink/cmu_mavlink_only.launch <text:line-break/>baudrate:230400 <text:line-break/>serialport:/dev/ttyUSB0</text:span></text:p>
      <text:p text:style-name="p18"><text:span text:style-name="c17">
          <text:s text:c="4"/>roslaunch cmu_mavlink cmu_mavlink_only.launch</text:span></text:p>
      <text:p text:style-name="p20"><text:span text:style-name="c17">
          <text:s text:c="4"/>rostopic list</text:span></text:p>
      <text:p text:style-name="p20"><text:span text:style-name="c17">
          <text:s text:c="4"/>rostopic hz /mavlink/att</text:span></text:p>
      <text:p text:style-name="p20"><text:span text:style-name="c17">
          <text:s text:c="4"/>rostopic echo /mavlink/att</text:span></text:p>
      <text:p text:style-name="p19"/>
      <text:p text:style-name="p13"/>
      <text:p text:style-name="p14"><text:span text:style-name="c15">Feedback control using Simulation via Matlab and IPC</text:span></text:p>
      <text:p text:style-name="p46"><text:span text:style-name="c47">download cmu_quad_matlab to sandbox</text:span></text:p>
      <text:p text:style-name="p18"><text:span text:style-name="c17">git clone</text:span></text:p>
      <text:p text:style-name="p20"><text:span text:style-name="c17">./update <text:s/>--devel</text:span></text:p>
      <text:p text:style-name="p19"/>
      <text:p text:style-name="p46"><text:span text:style-name="c47">compile the packages</text:span></text:p>
      <text:p text:style-name="p6"><text:span text:style-name="c0">solve the problem in vicon-mocap <text:line-break/>goto: cmu-quad-matlab/dry/src/vicon_mocap/libvicon_driver/</text:span></text:p>
      <text:p text:style-name="p6"><text:span text:style-name="c0">Change the line 24:</text:span></text:p>
      <text:p text:style-name="p18"><text:span text:style-name="c17">from:</text:span></text:p>
      <text:p text:style-name="p20"/>
      <text:p text:style-name="p20"><text:span text:style-name="c17">
          <text:s text:c="4"/>set(USE_OLD_YAML_CPP_API TRUE CACHE BOOL "Use the old YAML-CPP API")</text:span></text:p>
      <text:p text:style-name="p20"/>
      <text:p text:style-name="p20"><text:span text:style-name="c17">to:</text:span></text:p>
      <text:p text:style-name="p20"/>
      <text:p text:style-name="p20"><text:span text:style-name="c17">
          <text:s text:c="4"/>set(USE_OLD_YAML_CPP_API FALSE CACHE BOOL "Use the old YAML-CPP API")</text:span></text:p>
      <text:p text:style-name="p19"/>
      <text:p text:style-name="p6"><text:span text:style-name="c0">catkin_make wet, it depends on some packages in dry, so before the compile we should source dry directory. (solution to problem "can't find mavlink".)</text:span></text:p>
      <text:p text:style-name="p46"><text:span text:style-name="c47">. workon</text:span></text:p>
      <text:p text:style-name="p6"><text:span text:style-name="c0">mehtod_1: manually source: firstly souce dry, then source wet source ${TOP_DIR}/dry/install_isolated/setup.bash source ${TOP_DIR}/wet/devel/setup.bash method_2: use workon add --extend to the second source line to make sure it works correctly. there is a space between . and workon in command line</text:span></text:p>
      <text:p text:style-name="p46"><text:span text:style-name="c47">let ROS talk to IPC-bridge</text:span></text:p>
      <text:p text:style-name="p18"><text:span text:style-name="c17">/opt/ipc/bin/central –u</text:span></text:p>
      <text:p text:style-name="p19"/>
      <text:p text:style-name="p46"><text:span text:style-name="c47">run Matlab.simple_io_test.m</text:span></text:p>
      <text:p text:style-name="p18"><text:span text:style-name="c17">cd /cmu_quad_matlab/wet/src/matlab_quadrotor_example/matlab</text:span></text:p>
      <text:p text:style-name="p19"/>
      <text:p text:style-name="p6"><text:span text:style-name="c28">NOTE</text:span><text:span text:style-name="c0"> <text:line-break/></text:span><text:span text:style-name="c28">Be careful when trying to print out some information, which can greatly slow the processing speed.</text:span></text:p>
      <text:p text:style-name="p46"><text:span text:style-name="c47">run launch file</text:span></text:p>
      <text:p text:style-name="p18"><text:span text:style-name="c17">cd cmu_quad_matlab/wet/src/matlab_quadrotor_example/launch</text:span></text:p>
      <text:p text:style-name="p20"><text:span text:style-name="c17">roslaunch matlab_quadrotor_example simulation_test.launch</text:span></text:p>
      <text:p text:style-name="p20"><text:span text:style-name="c17">rostopic list</text:span></text:p>
      <text:p text:style-name="p20"><text:span text:style-name="c17">rostopic hz topic-name</text:span></text:p>
      <text:p text:style-name="p20"><text:span text:style-name="c17">rostopic echo topic-name</text:span></text:p>
      <text:p text:style-name="p19"/>
      <text:p text:style-name="p46"><text:span text:style-name="c47">trouble shooting</text:span></text:p>
      <text:p text:style-name="p6"><text:span text:style-name="c0">rostopic echo /test/pd_cmd</text:span></text:p>
      <text:p text:style-name="p6"><text:span text:style-name="c0">ERROR: Cannot load message class for [quadrotor_msgs/PDCommand]. Are your messages built? </text:span></text:p>
      <text:p text:style-name="p6"><text:span text:style-name="c0">solution: source the directory using . workon in current terminal</text:span></text:p>
      <text:p text:style-name="p13"/>
      <text:p text:style-name="p14"><text:span text:style-name="c15">Install mvBlueFOX camera driver on PC or Odroid</text:span></text:p>
      <text:p text:style-name="p6"><text:span text:style-name="c59">Matrix Vision mvBlueFOX Ref</text:span></text:p>
      <text:p text:style-name="p6"><text:span text:style-name="c60">Driver for odroid</text:span></text:p>
      <text:p text:style-name="p6"><text:span text:style-name="c61">Driver for Linux</text:span></text:p>
      <text:p text:style-name="p6"><text:span text:style-name="c52">install </text:span><text:span text:style-name="c62">expat-2.1.0</text:span></text:p>
      <text:p text:style-name="p18"><text:span text:style-name="c17">
          <text:s text:c="4"/>mkdir build <text:s text:c="16"/>in the expat-2.1.0 project folder</text:span></text:p>
      <text:p text:style-name="p20"><text:span text:style-name="c17">
          <text:s text:c="4"/>cd build</text:span></text:p>
      <text:p text:style-name="p20"><text:span text:style-name="c17">
          <text:s text:c="4"/>cmake .. <text:s text:c="19"/></text:span></text:p>
      <text:p text:style-name="p20"><text:span text:style-name="c17">
          <text:s text:c="4"/>make</text:span></text:p>
      <text:p text:style-name="p20"><text:span text:style-name="c17">
          <text:s text:c="4"/>sudo make install</text:span></text:p>
      <text:p text:style-name="p20"/>
      <text:p text:style-name="p20"><text:span text:style-name="c17">
          <text:s text:c="4"/>./configure</text:span></text:p>
      <text:p text:style-name="p20"><text:span text:style-name="c17">
          <text:s text:c="4"/>make</text:span></text:p>
      <text:p text:style-name="p20"><text:span text:style-name="c17">
          <text:s text:c="4"/>sudo make install</text:span></text:p>
      <text:p text:style-name="p19"/>
      <text:p text:style-name="p6"><text:span text:style-name="c52">install Linux camera driver mvBlueFOX-xxxxxxxxx</text:span></text:p>
      <text:p text:style-name="p6"><text:span text:style-name="c0">download 2 files and run the following command: chmod a+x install_mvBlueFOX.sh ./install_mvBlueFOX.sh </text:span></text:p>
      <text:p text:style-name="p6"><text:span text:style-name="c52">test using wxPropView</text:span></text:p>
      <text:p text:style-name="p6"><text:span text:style-name="c0">reboot<text:line-break/>test using wxPropView </text:span></text:p>
      <text:p text:style-name="p13"/>
      <text:p text:style-name="p14"><text:span text:style-name="c15">install ROS-camera driver matrixvision_camera on PC</text:span></text:p>
      <text:list text:style-name="L63">
        <text:list-item>
          <text:p text:style-name="p65"><text:span text:style-name="c0">git clone matrixvision_camera from ethz Github export ROS_PACKAGE_PATH=${ROS_PACKAGE_PATH}:~/ros_code/matrixvision_camera/</text:span></text:p>
        </text:list-item>
        <text:list-item>
          <text:p text:style-name="p64"><text:span text:style-name="c0">rosmake</text:span></text:p>
        </text:list-item>
        <text:list-item>
          <text:p text:style-name="p64"><text:span text:style-name="c0">add files and modify some code from Ke's matrixvision Gitlab</text:span></text:p>
        </text:list-item>
        <text:list-item>
          <text:p text:style-name="p64"><text:span text:style-name="c0">rosmake</text:span></text:p>
        </text:list-item>
        <text:list-item>
          <text:p text:style-name="p64"><text:span text:style-name="c0">modify the launch file in mv_camera (camera ID)</text:span></text:p>
        </text:list-item>
        <text:list-item>
          <text:p text:style-name="p64"><text:span text:style-name="c0">roslaunch launchfile-name</text:span></text:p>
        </text:list-item>
        <text:list-item>
          <text:p text:style-name="p66"><text:span text:style-name="c0">rostopic list make sure the stereo camera are publishing:</text:span></text:p>
        </text:list-item>
      </text:list>
      <text:p text:style-name="p26"><text:span text:style-name="c17">/stereo/left/image_raw</text:span></text:p>
      <text:p text:style-name="p42"><text:span text:style-name="c17">/stereo/left/camera_info</text:span></text:p>
      <text:p text:style-name="p42"><text:span text:style-name="c17">/stereo/right/image_raw</text:span></text:p>
      <text:p text:style-name="p42"><text:span text:style-name="c17">/stereo/right/camera_info</text:span></text:p>
      <text:p text:style-name="p27"/>
      <text:list text:style-name="L63">
        <text:list-item>
          <text:p text:style-name="p66"><text:span text:style-name="c0">rostopic hz topic-name</text:span></text:p>
        </text:list-item>
        <text:list-item>
          <text:p text:style-name="p67"><text:span text:style-name="c0">rosrun image_view image_view image:=/stereo/left/image_raw</text:span></text:p>
        </text:list-item>
      </text:list>
      <text:p text:style-name="p36"><text:span text:style-name="c0">Difference between Ke and ethz: 1. copy from Ke to ethz: mv_camera/<text:line-break/>{<text:line-break/>CMakeLists.txt<text:line-break/>launch<text:line-break/>Makefile <text:line-break/>manifest.xml <text:line-break/>} <text:line-break/>mv_camera/src <text:line-break/>{ <text:line-break/>modify_camera_settings.cpp<text:line-break/>stereo_time_reporter.cpp<text:line-break/>} <text:line-break/>2. comment some code: mv_camera/src/modify_camera_settings.cpp <text:line-break/>comment the last 4 sessions(set master and slave mode)</text:span></text:p>
      <text:p text:style-name="p6"><text:span text:style-name="c0">copy camera calibration file test image_view test stereo_view</text:span></text:p>
      <text:p text:style-name="p14"><text:span text:style-name="c15">Install ROS-camera driver on Odroid</text:span></text:p>
      <text:p text:style-name="p6"><text:span text:style-name="c0">Before this step, we should install mvBlueFOX driver firstly. </text:span></text:p>
      <text:list text:style-name="L63">
        <text:list-item>
          <text:p text:style-name="p69"><text:span text:style-name="c0">git clone matrixvision_camera from ethz Github export ROS_PACKAGE_PATH=${ROS_PACKAGE_PATH}:~/ros_code/matrixvision_camera/ </text:span></text:p>
        </text:list-item>
        <text:list-item>
          <text:p text:style-name="p68"><text:span text:style-name="c0">modify the make.sh file in the mv_driver folder ---Arkin see attached </text:span></text:p>
        </text:list-item>
        <text:list-item>
          <text:p text:style-name="p68"><text:span text:style-name="c0">copy 4 folder from mv_driver/mvIMPACT_acquire to /opt/ros/indigo/include DriverBase, mvDeviceManager, mvIMPACT_CPP, mvPropHandling sudo cp -r source-directory dest-directory<text:line-break/></text:span><text:span text:style-name="c28">Note: the folder mv_driver/mvIMPACT_acquire will not exist until we rosmake it in directory matrixviaion_camera, but this rosmake will have some error.</text:span><text:span text:style-name="c0"> </text:span></text:p>
        </text:list-item>
        <text:list-item>
          <text:p text:style-name="p68"><text:span text:style-name="c0">rosmake it again, then it passed. </text:span></text:p>
        </text:list-item>
        <text:list-item>
          <text:p text:style-name="p68"><text:span text:style-name="c0">modify the code according to Ke's code component </text:span></text:p>
        </text:list-item>
        <text:list-item>
          <text:p text:style-name="p68"><text:span text:style-name="c0">rosmake </text:span></text:p>
        </text:list-item>
        <text:list-item>
          <text:p text:style-name="p68"><text:span text:style-name="c0">install ros-indigo-image-view package </text:span></text:p>
        </text:list-item>
        <text:list-item>
          <text:p text:style-name="p68"><text:span text:style-name="c0">modify the launch file in the mv_camera for the two cameras UID </text:span></text:p>
        </text:list-item>
        <text:list-item>
          <text:p text:style-name="p68"><text:span text:style-name="c0">roslaunch launchfile </text:span></text:p>
        </text:list-item>
        <text:list-item>
          <text:p text:style-name="p68"><text:span text:style-name="c0">rostopic list </text:span></text:p>
        </text:list-item>
        <text:list-item>
          <text:p text:style-name="p70"><text:span text:style-name="c0">rosrun image_view image_view image:=/stereo/left/image_raw </text:span></text:p>
        </text:list-item>
      </text:list>
      <text:p text:style-name="p36"><text:span text:style-name="c0">Difference between Ke and ethz: 1. copy from Ke to ethz: mv_camera/<text:line-break/>{<text:line-break/>CMakeLists.txt<text:line-break/>launch<text:line-break/>Makefile <text:line-break/>manifest.xml <text:line-break/>} <text:line-break/>mv_camera/src <text:line-break/>{ <text:line-break/>modify_camera_settings.cpp<text:line-break/>stereo_time_reporter.cpp<text:line-break/>} <text:line-break/>2. comment some code: mv_camera/src/modify_camera_settings.cpp <text:line-break/>comment the last 4 sessions(set master and slave mode)</text:span></text:p>
      <text:p text:style-name="p6"><text:span text:style-name="c28">make.sh</text:span><text:span text:style-name="c0"> </text:span></text:p>
      <text:p text:style-name="p18"><text:span text:style-name="c17">
          <text:s text:c="4"/>#!/bin/bash <text:s text:c="2"/></text:span></text:p>
      <text:p text:style-name="p20"><text:span text:style-name="c17">
          <text:s text:c="4"/>#This make.sh is for Odroid armv7l. Zheng Rong Nov 10 2014</text:span></text:p>
      <text:p text:style-name="p20"/>
      <text:p text:style-name="p20"><text:span text:style-name="c17">
          <text:s text:c="4"/>set -e</text:span></text:p>
      <text:p text:style-name="p20"/>
      <text:p text:style-name="p20"><text:span text:style-name="c17">
          <text:s text:c="4"/>PACKAGE_DIR=$(rospack find mv_driver)</text:span></text:p>
      <text:p text:style-name="p20"><text:span text:style-name="c17">
          <text:s text:c="4"/>echo "### downloading and unpacking drivers to" $PACKAGE_DIR "###"</text:span></text:p>
      <text:p text:style-name="p20"/>
      <text:p text:style-name="p20"><text:span text:style-name="c17">
          <text:s text:c="4"/>BLUEFOX_URL="http://www.matrix-vision.com/industries-reader/embedded-boards-mvbluefox-drivers-for-odroid-raspberry-pi-and-wandboard.html?file=tl_files/mv11/support/mvIMPACT_Acquire_Embedded"</text:span></text:p>
      <text:p text:style-name="p20"/>
      <text:p text:style-name="p20"><text:span text:style-name="c17">
          <text:s text:c="4"/>API=mvIMPACT_acquire</text:span></text:p>
      <text:p text:style-name="p20"/>
      <text:p text:style-name="p20"><text:span text:style-name="c17">
          <text:s text:c="4"/>LINKER_PATHS=$PACKAGE_DIR/linker_paths</text:span></text:p>
      <text:p text:style-name="p20"><text:span text:style-name="c17">
          <text:s text:c="4"/>COMPILER_FLAGS=$PACKAGE_DIR/compile_flags</text:span></text:p>
      <text:p text:style-name="p20"/>
      <text:p text:style-name="p20"><text:span text:style-name="c17">
          <text:s text:c="4"/>BLUEFOX_NAME=mvBlueFOX</text:span></text:p>
      <text:p text:style-name="p20"><text:span text:style-name="c17">
          <text:s text:c="4"/>TARGET=armv7l</text:span></text:p>
      <text:p text:style-name="p20"><text:span text:style-name="c17">
          <text:s text:c="4"/>BLUEFOX_VERSION=2.6.3</text:span></text:p>
      <text:p text:style-name="p20"><text:span text:style-name="c17">
          <text:s text:c="4"/>BLUEFOX_TARNAME=$BLUEFOX_NAME-$TARGET-$BLUEFOX_VERSION</text:span></text:p>
      <text:p text:style-name="p20"/>
      <text:p text:style-name="p20"><text:span text:style-name="c17">
          <text:s text:c="4"/># cleanup first</text:span></text:p>
      <text:p text:style-name="p20"><text:span text:style-name="c17">
          <text:s text:c="4"/>rm -rf $BLUEFOX_NAME* $API* tmp $LINKER_PATHS $COMPILER_FLAGS</text:span></text:p>
      <text:p text:style-name="p20"><text:span text:style-name="c17">
          <text:s text:c="4"/>rm -rf download</text:span></text:p>
      <text:p text:style-name="p20"><text:span text:style-name="c17">
          <text:s text:c="4"/>#### download driver archives ####</text:span></text:p>
      <text:p text:style-name="p20"><text:span text:style-name="c17">
          <text:s text:c="4"/>mkdir -p download</text:span></text:p>
      <text:p text:style-name="p20"><text:span text:style-name="c17">
          <text:s text:c="4"/>cd download</text:span></text:p>
      <text:p text:style-name="p20"><text:span text:style-name="c17">
          <text:s text:c="4"/>wget -O $BLUEFOX_TARNAME.tgz -nc $BLUEFOX_URL/$BLUEFOX_TARNAME.tgz</text:span></text:p>
      <text:p text:style-name="p20"/>
      <text:p text:style-name="p20"><text:span text:style-name="c17">
          <text:s text:c="4"/>#### bluefox runtime ####</text:span></text:p>
      <text:p text:style-name="p20"><text:span text:style-name="c17">
          <text:s text:c="4"/># unpack</text:span></text:p>
      <text:p text:style-name="p20"><text:span text:style-name="c17">
          <text:s text:c="4"/>mkdir -p $PACKAGE_DIR/tmp/$BLUEFOX_NAME</text:span></text:p>
      <text:p text:style-name="p20"><text:span text:style-name="c17">
          <text:s text:c="4"/>cd $PACKAGE_DIR/tmp/$BLUEFOX_NAME</text:span></text:p>
      <text:p text:style-name="p20"><text:span text:style-name="c17">
          <text:s text:c="4"/>tar -xf $PACKAGE_DIR/download/$BLUEFOX_TARNAME.tgz --overwrite</text:span></text:p>
      <text:p text:style-name="p20"/>
      <text:p text:style-name="p20"><text:span text:style-name="c17">
          <text:s text:c="4"/># copy blueFOX runtime libs</text:span></text:p>
      <text:p text:style-name="p20"><text:span text:style-name="c17">
          <text:s text:c="4"/>mkdir -p $PACKAGE_DIR/$BLUEFOX_NAME"_runtime/lib/"$TARGET</text:span></text:p>
      <text:p text:style-name="p20"><text:span text:style-name="c17">
          <text:s text:c="4"/>cp $PACKAGE_DIR/tmp/$BLUEFOX_NAME/$API-$TARGET-$BLUEFOX_VERSION/lib/$TARGET/libmvBlueFOX.* $PACKAGE_DIR/$BLUEFOX_NAME"_runtime/lib/"$TARGET</text:span></text:p>
      <text:p text:style-name="p20"/>
      <text:p text:style-name="p20"><text:span text:style-name="c17">
          <text:s text:c="4"/># copy udev rule</text:span></text:p>
      <text:p text:style-name="p20"><text:span text:style-name="c17">
          <text:s text:c="4"/>mkdir -p $PACKAGE_DIR/$BLUEFOX_NAME"_scripts"</text:span></text:p>
      <text:p text:style-name="p20"><text:span text:style-name="c17">
          <text:s text:c="4"/>cp $PACKAGE_DIR/tmp/$BLUEFOX_NAME/$API-$TARGET-$BLUEFOX_VERSION/Scripts/51-mvbf.rules $PACKAGE_DIR/$BLUEFOX_NAME"_scripts"</text:span></text:p>
      <text:p text:style-name="p20"/>
      <text:p text:style-name="p20"><text:span text:style-name="c17">
          <text:s text:c="4"/>echo -L$PACKAGE_DIR/$BLUEFOX_NAME"_runtime/lib/"$TARGET &gt;&gt; $LINKER_PATHS</text:span></text:p>
      <text:p text:style-name="p20"/>
      <text:p text:style-name="p20"><text:span text:style-name="c17">
          <text:s text:c="4"/>##### mvIMPACT (device independent stuff) #####=============== <text:s/>Arkin --Nov 11 2014</text:span></text:p>
      <text:p text:style-name="p20"><text:span text:style-name="c17">
          <text:s text:c="4"/>cd $PACKAGE_DIR</text:span></text:p>
      <text:p text:style-name="p20"><text:span text:style-name="c17">
          <text:s text:c="4"/>mv $PACKAGE_DIR/tmp/$BLUEFOX_NAME/$API-$TARGET-$BLUEFOX_VERSION $PACKAGE_DIR/$API</text:span></text:p>
      <text:p text:style-name="p20"><text:span text:style-name="c17">
          <text:s text:c="4"/>echo -L$PACKAGE_DIR/$API/lib/$TARGET &gt;&gt; $LINKER_PATHS</text:span></text:p>
      <text:p text:style-name="p20"><text:span text:style-name="c17">
          <text:s text:c="4"/>echo -I$PACKAGE_DIR/$API &gt;&gt; $COMPILER_FLAGS</text:span></text:p>
      <text:p text:style-name="p20"/>
      <text:p text:style-name="p20"><text:span text:style-name="c17">
          <text:s text:c="4"/>#### clean up ####</text:span></text:p>
      <text:p text:style-name="p20"><text:span text:style-name="c17">
          <text:s text:c="4"/>rm -rf $PACKAGE_DIR/tmp</text:span></text:p>
      <text:p text:style-name="p20"/>
      <text:p text:style-name="p20"><text:span text:style-name="c17">
          <text:s text:c="4"/>#### note down that this is done ####</text:span></text:p>
      <text:p text:style-name="p20"><text:span text:style-name="c17">
          <text:s text:c="4"/>touch $PACKAGE_DIR/downloadandinstall</text:span></text:p>
      <text:p text:style-name="p19"/>
      <text:p text:style-name="p13"/>
      <text:p text:style-name="p14"><text:span text:style-name="c15">Sychronization of the stereo camera</text:span></text:p>
      <text:p text:style-name="p6"><text:span text:style-name="c0">Here are the connections we have for stereo cameras </text:span></text:p>
      <text:p text:style-name="p6"><text:span text:style-name="c0">The pin number follows the </text:span><text:span text:style-name="c71">link</text:span></text:p>
      <text:p text:style-name="p6"><text:span text:style-name="c0">Left: Master <text:line-break/>Right: Slave</text:span></text:p>
      <text:p text:style-name="p6"><text:span text:style-name="c0">L7 -&gt; L10 L9 -&gt; R12 L8 -&gt; R8 &amp; R11</text:span></text:p>
      <text:p text:style-name="p6"><text:span text:style-name="c0">L: left, R:right (left camera is the one on your left when you stand behind the stereo camera pairs).</text:span></text:p>
      <text:p text:style-name="p6"><text:span text:style-name="c0">In the camera driver mv_camera: The cpp file "modify_camera_settings" should contain the stereo camera sync code(master and slave).</text:span></text:p>
      <text:p text:style-name="p13"/>
      <text:p text:style-name="p14"><text:span text:style-name="c15">using Stereo Image proc &amp; Image proc</text:span></text:p>
      <text:p text:style-name="p6"><text:span text:style-name="c0">Packages: Image view, Stereo image proc, Image proc</text:span></text:p>
      <text:p text:style-name="p6"><text:span text:style-name="c0">After running the camera driver (mv_stereo.launch, in matrixvision_camera/mv_camera):</text:span></text:p>
      <text:p text:style-name="p7"><text:span>
          <draw:frame draw:name="image/stereo_image_proc.png" svg:width="405.75pt" svg:height="159pt">
            <draw:image xlink:href="Pictures/Picture2"/>
          </draw:frame>
        </text:span></text:p>
      <text:list text:style-name="L63">
        <text:list-item>
          <text:p text:style-name="p75"><text:span text:style-name="c0">rostopic list make sure the stereo camera are publishing:</text:span></text:p>
        </text:list-item>
      </text:list>
      <text:p text:style-name="p76"><text:span text:style-name="c0">/stereo/left/image_raw /stereo/left/camera_info /stereo/right/image_raw /stereo/right/camera_info</text:span></text:p>
      <text:list text:style-name="L63">
        <text:list-item>
          <text:p text:style-name="p75"><text:span text:style-name="c0">start stereo_image_proc in another terminal: <text:line-break/>ROS_NAMESPACE=stereo rosrun stereo_image_proc stereo_image_proc _approximate_sync:=True </text:span></text:p>
        </text:list-item>
        <text:list-item>
          <text:p text:style-name="p73"><text:span text:style-name="c0">rostopic list</text:span></text:p>
        </text:list-item>
        <text:list-item>
          <text:p text:style-name="p73"><text:span text:style-name="c0">rostopic hz topic-name</text:span></text:p>
        </text:list-item>
        <text:list-item>
          <text:p text:style-name="p78"><text:span text:style-name="c0">see the iamge: <text:line-break/></text:span><text:span text:style-name="c28">image_view has 3 nodes: image_view, stereo_view, disparity_view</text:span><text:span text:style-name="c0"> </text:span></text:p>
        </text:list-item>
      </text:list>
      <text:p text:style-name="p76"><text:span text:style-name="c0">rosrun image_view image_view image:=/stereo/left/image_raw<text:line-break/>rosrun image_view stereo_view stereo:=/stereo image:=image_raw _approximate_sync:=True <text:line-break/>rosrun image_view stereo_view stereo:=/stereo image:=image_rect _approximate_sync:=True <text:line-break/>rosrun image_view disparity_view image:=/stereo/disparity </text:span></text:p>
      <text:p text:style-name="p6"><text:span text:style-name="c0">Image_proc is for mono camera, and has 1 node: image_proc.</text:span></text:p>
      <text:p text:style-name="p6"><text:span text:style-name="c0">function: remove camera distortion, convert format</text:span></text:p>
      <text:p text:style-name="p7"><text:span>
          <draw:frame draw:name="image/image_proc.png" svg:width="436.5pt" svg:height="66.75pt">
            <draw:image xlink:href="Pictures/Picture3"/>
          </draw:frame>
        </text:span></text:p>
      <text:p text:style-name="p6"><text:span text:style-name="c0">make sure the camera driver is running.</text:span></text:p>
      <text:p text:style-name="p18"><text:span text:style-name="c17">rostopic list | grep image_raw</text:span></text:p>
      <text:p text:style-name="p20"><text:span text:style-name="c17">ROS_NAMESPACE=stereo/left rosrun image_proc image_proc</text:span></text:p>
      <text:p text:style-name="p20"><text:span text:style-name="c17">rosrun image_view image_view image:=stereo/left/image_raw</text:span></text:p>
      <text:p text:style-name="p20"><text:span text:style-name="c17">rosrun image_view image_view image:=stereo/left/image_rect</text:span></text:p>
      <text:p text:style-name="p19"/>
      <text:p text:style-name="p13"/>
      <text:p text:style-name="p14"><text:span text:style-name="c15">Calibration for Stereo /Mono Camera</text:span></text:p>
      <text:list text:style-name="L63">
        <text:list-item>
          <text:p text:style-name="p82"><text:span text:style-name="c0">make sure the installation of camera_calibration <text:line-break/>rosdep install camera_calibration rosmake camera_calibration</text:span></text:p>
        </text:list-item>
        <text:list-item>
          <text:p text:style-name="p82"><text:span text:style-name="c0">run the mv_stereo to start the stereo camera <text:line-break/>export ROS_PACKAGE_PATH=${ROS_PACKAGE_PATH}:~/ros_code/matrixvision_camera/ roslaunch mv_camera.launch</text:span></text:p>
        </text:list-item>
        <text:list-item>
          <text:p text:style-name="p82"><text:span text:style-name="c0">check the topic <text:line-break/>rostopic list</text:span></text:p>
        </text:list-item>
        <text:list-item>
          <text:p text:style-name="p82"><text:span text:style-name="c0">run the calibration node </text:span></text:p>
        </text:list-item>
      </text:list>
      <text:p text:style-name="p76"><text:span text:style-name="c28">Stereo</text:span><text:span text:style-name="c0"> </text:span></text:p>
      <text:p text:style-name="p76"><text:span text:style-name="c0">rosrun camera_calibration cameracalibrator.py --size 8x6 --square 0.152 --approximate=0.01 right:=/stereo/right/image_raw left:=/stereo/left/image_raw right_camera:=/stereo/right left_camera:=/stereo/left</text:span></text:p>
      <text:p text:style-name="p76"><text:span text:style-name="c28">Mono</text:span><text:span text:style-name="c0"> </text:span></text:p>
      <text:p text:style-name="p76"><text:span text:style-name="c0">rosrun camera_calibration cameracalibrator.py --size 8x6 --square 0.152 image:=/stereo/left/image_raw camera:=/stereo/left </text:span></text:p>
      <text:list text:style-name="L63">
        <text:list-item>
          <text:p text:style-name="p82"><text:span text:style-name="c0">camera check</text:span></text:p>
        </text:list-item>
      </text:list>
      <text:p text:style-name="p76"><text:span text:style-name="c0">rosrun camera_calibration cameracheck.py --size 8x6 stereo:=/wide_stereo image:=image_rect</text:span></text:p>
      <text:p text:style-name="p76"><text:span text:style-name="c0">rosrun camera_calibration cameracheck.py --size 8x6 monocular:=/forearm image:=image_rect</text:span></text:p>
      <text:list text:style-name="L63">
        <text:list-item>
          <text:p text:style-name="p84"><text:span text:style-name="c0">check the stereo camera synchronization <text:line-break/>rosrun mv_camera stereo_time_reporter</text:span></text:p>
        </text:list-item>
      </text:list>
      <text:p text:style-name="p13"/>
      <text:p text:style-name="p14"><text:span text:style-name="c15">Record dataset as bagfile for SVO</text:span></text:p>
      <text:p text:style-name="p6"><text:span text:style-name="c0">In the SVO package launch folder, there are several launch files:</text:span></text:p>
      <text:p text:style-name="p18"><text:span text:style-name="c17">svo_bag.launch <text:s text:c="13"/>*use dataset to test SVO algorithm and output results(bagfile)*</text:span></text:p>
      <text:p text:style-name="p20"><text:span text:style-name="c17">svo_imu_stereo_bag.launch <text:s text:c="2"/>*record dataset as bagfile*</text:span></text:p>
      <text:p text:style-name="p20"><text:span text:style-name="c17">svo_imu_stereo.launch <text:s text:c="6"/>*camera driver for stereo configuration*</text:span></text:p>
      <text:p text:style-name="p20"><text:span text:style-name="c17">svo_online.launch <text:s text:c="10"/>*online svo*</text:span></text:p>
      <text:p text:style-name="p20"><text:span text:style-name="c17">svo_stereo_proc.launch <text:s text:c="5"/>*start stereo image processing*</text:span></text:p>
      <text:p text:style-name="p19"/>
      <text:list text:style-name="L63">
        <text:list-item>
          <text:p text:style-name="p87"><text:span text:style-name="c0">run the camera driver</text:span></text:p>
        </text:list-item>
      </text:list>
      <text:p text:style-name="p26"><text:span text:style-name="c17">roslaunch svo_imu_stereo.launch</text:span></text:p>
      <text:p text:style-name="p42"><text:span text:style-name="c17">The node "cam_configurer" should be under the group with namespace "vehicle".</text:span></text:p>
      <text:p text:style-name="p42"><text:span text:style-name="c17">In the matrixvision_camera/mv_camera/src/, the cpp file "modify_camera_settings" should contain the stereo camera sync code(master and slave).</text:span></text:p>
      <text:p text:style-name="p42"><text:span text:style-name="c17">in the stereo_visual_odometry/wet/src/stereo_visual_odometry/config folder, there should be mv_camera-ID.yaml.</text:span></text:p>
      <text:p text:style-name="p27"/>
      <text:list text:style-name="L63">
        <text:list-item>
          <text:p text:style-name="p87"><text:span text:style-name="c0">run stereo image proc</text:span></text:p>
        </text:list-item>
      </text:list>
      <text:p text:style-name="p26"><text:span text:style-name="c17">roslaunch svo_stereo_proc.launch</text:span></text:p>
      <text:p text:style-name="p27"/>
      <text:list text:style-name="L63">
        <text:list-item>
          <text:p text:style-name="p89"><text:span text:style-name="c0">run recording process</text:span></text:p>
        </text:list-item>
      </text:list>
      <text:p text:style-name="p26"><text:span text:style-name="c17">roslaunch svo_imu_stereo_bag.launch bagfile:=pc_svo_nov17_6</text:span></text:p>
      <text:p text:style-name="p27"/>
      <text:p text:style-name="p6"><text:span text:style-name="c0">You can specify the folder path of the bagfile output.</text:span></text:p>
      <text:p text:style-name="p6"><text:span text:style-name="c0">In the stereo_visual_odometry/wet/src/stereo_visual_odometry/config/oscar_camera_parameters.yaml, the projection matrices should be modified to match with the camera calibration result.</text:span></text:p>
      <text:p text:style-name="p6"><text:span text:style-name="c0">In the svo/src/visualOdometry.cpp choose if dispaly the visual_feature_tracking</text:span></text:p>
      <text:p text:style-name="p13"/>
      <text:p text:style-name="p14"><text:span text:style-name="c15">Run sandbox/stereo_visual_odometry using bag-file</text:span></text:p>
      <text:list text:style-name="L63">
        <text:list-item>
          <text:p text:style-name="p92"><text:span text:style-name="c0">mkdir sandbox</text:span></text:p>
        </text:list-item>
      </text:list>
      <text:p text:style-name="p26"><text:span text:style-name="c17">cd sandbox <text:s/></text:span></text:p>
      <text:p text:style-name="p42"><text:span text:style-name="c17">git clone URL <text:s text:c="6"/></text:span></text:p>
      <text:p text:style-name="p42"><text:span text:style-name="c17">git branch -a <text:s text:c="6"/></text:span></text:p>
      <text:p text:style-name="p42"><text:span text:style-name="c17">git checkout -d branchname <text:s text:c="5"/></text:span></text:p>
      <text:p text:style-name="p42"><text:span text:style-name="c17">git branch <text:s text:c="5"/></text:span></text:p>
      <text:p text:style-name="p42"><text:span text:style-name="c17">git diff <text:s text:c="7"/></text:span></text:p>
      <text:p text:style-name="p42"><text:span text:style-name="c17">git fetch <text:s text:c="6"/></text:span></text:p>
      <text:p text:style-name="p42"><text:span text:style-name="c17">git pull <text:s text:c="7"/></text:span></text:p>
      <text:p text:style-name="p42"><text:span text:style-name="c17">git status <text:s text:c="5"/></text:span></text:p>
      <text:p text:style-name="p42"><text:span text:style-name="c17">cd stereo_visual_odometry <text:s text:c="6"/></text:span></text:p>
      <text:p text:style-name="p42"><text:span text:style-name="c17">./update --devel</text:span></text:p>
      <text:p text:style-name="p27"/>
      <text:list text:style-name="L63">
        <text:list-item>
          <text:p text:style-name="p92"><text:span text:style-name="c0">set ROS_PACKAGE_PATH</text:span></text:p>
        </text:list-item>
      </text:list>
      <text:p text:style-name="p26"><text:span text:style-name="c17">cd wet <text:s text:c="5"/></text:span></text:p>
      <text:p text:style-name="p42"><text:span text:style-name="c17">source devel/setup.bash <text:s text:c="4"/></text:span></text:p>
      <text:p text:style-name="p42"><text:span text:style-name="c17">env | grep ROS</text:span></text:p>
      <text:p text:style-name="p27"/>
      <text:p text:style-name="p76"><text:span text:style-name="c28">bug solution</text:span></text:p>
      <text:p text:style-name="p26"><text:span text:style-name="c17">unset ROS_PACKAGE_PATH <text:s text:c="5"/></text:span></text:p>
      <text:p text:style-name="p42"><text:span text:style-name="c17">remove the build folder <text:s text:c="4"/></text:span></text:p>
      <text:p text:style-name="p42"><text:span text:style-name="c17">rebuild</text:span></text:p>
      <text:p text:style-name="p27"/>
      <text:p text:style-name="p76"><text:span text:style-name="c28">other methods</text:span></text:p>
      <text:p text:style-name="p26"><text:span text:style-name="c17">. workon <text:s text:c="5"/></text:span></text:p>
      <text:p text:style-name="p42"><text:span text:style-name="c17">export ROS_PACKAGE_PATH=${ROS_PACKAGE_PATH}:~/sandbox/svo/wet</text:span></text:p>
      <text:p text:style-name="p27"/>
      <text:list text:style-name="L63">
        <text:list-item>
          <text:p text:style-name="p92"><text:span text:style-name="c0">make </text:span></text:p>
        </text:list-item>
      </text:list>
      <text:p text:style-name="p26"><text:span text:style-name="c17">catkin_make -DCMAKE_BUILD_TYPE=Release</text:span></text:p>
      <text:p text:style-name="p27"/>
      <text:list text:style-name="L63">
        <text:list-item>
          <text:p text:style-name="p92"><text:span text:style-name="c0">roslaunch </text:span></text:p>
        </text:list-item>
      </text:list>
      <text:p text:style-name="p26"><text:span text:style-name="c17">modify the launch file to fit for the bag file <text:s text:c="5"/></text:span></text:p>
      <text:p text:style-name="p42"><text:span text:style-name="c17">sandbox/svo/wet/src/svo/launch/ <text:s text:c="4"/></text:span></text:p>
      <text:p text:style-name="p42"><text:span text:style-name="c17">roslaunch launch_name</text:span></text:p>
      <text:p text:style-name="p27"/>
      <text:list text:style-name="L63">
        <text:list-item>
          <text:p text:style-name="p92"><text:span text:style-name="c0">rostopic</text:span></text:p>
        </text:list-item>
      </text:list>
      <text:p text:style-name="p26"><text:span text:style-name="c17">rostopic list <text:s text:c="6"/></text:span></text:p>
      <text:p text:style-name="p42"><text:span text:style-name="c17">rostopic hz topic_name <text:s text:c="5"/></text:span></text:p>
      <text:p text:style-name="p42"><text:span text:style-name="c17">rostopic echo topic_name</text:span></text:p>
      <text:p text:style-name="p27"/>
      <text:list text:style-name="L63">
        <text:list-item>
          <text:p text:style-name="p92"><text:span text:style-name="c0">rosnode</text:span></text:p>
        </text:list-item>
      </text:list>
      <text:p text:style-name="p26"><text:span text:style-name="c17">rosbag info bag_name <text:s text:c="7"/></text:span></text:p>
      <text:p text:style-name="p42"><text:span text:style-name="c17">rosnode list <text:s text:c="7"/></text:span></text:p>
      <text:p text:style-name="p42"><text:span text:style-name="c17">rosnode info node_name</text:span></text:p>
      <text:p text:style-name="p27"/>
      <text:list text:style-name="L63">
        <text:list-item>
          <text:p text:style-name="p94"><text:span text:style-name="c0">rosrun</text:span></text:p>
        </text:list-item>
      </text:list>
      <text:p text:style-name="p26"><text:span text:style-name="c17">rosrun rviz rviz -d xxx.rviz</text:span></text:p>
      <text:p text:style-name="p27"/>
      <text:p text:style-name="p13"/>
      <text:p text:style-name="p14"><text:span text:style-name="c15">use the CPU_monitor to get CPU usage information on Odroid</text:span></text:p>
      <text:list text:style-name="L63">
        <text:list-item>
          <text:p text:style-name="p97"><text:span text:style-name="c0">download the package cpu_monitor and put it in the package collection folder cd sandbox/svo/wet/src git clone URL</text:span></text:p>
        </text:list-item>
        <text:list-item>
          <text:p text:style-name="p97"><text:span text:style-name="c0">install needed glibtop library <text:line-break/>sudo apt-get install libglib2.0-dev libgtop2-dev</text:span></text:p>
        </text:list-item>
        <text:list-item>
          <text:p text:style-name="p97"><text:span text:style-name="c0">make it<text:line-break/>catkin_make --pkg cpu_monitor #just make the specified package</text:span></text:p>
        </text:list-item>
        <text:list-item>
          <text:p text:style-name="p97"><text:span text:style-name="c0">modify the launch file</text:span></text:p>
        </text:list-item>
        <text:list-item>
          <text:p text:style-name="p97"><text:span text:style-name="c0">roslaunch svo_bag.launch output:=... input:=... </text:span></text:p>
        </text:list-item>
      </text:list>
      <text:p text:style-name="p76"><text:span text:style-name="c0">rosbag info test_2014-11-14-11-15-33.bag rosbag play test_2014-11-14-11-15-33.bag rostopic echo /oscar/cpu_monitor/cpu_status</text:span></text:p>
      <text:list text:style-name="L63">
        <text:list-item>
          <text:p text:style-name="p99"><text:span text:style-name="c0">use Matlab slam_test_suite to plot the CPU usage.</text:span></text:p>
        </text:list-item>
      </text:list>
      <text:p text:style-name="p13"/>
      <text:p text:style-name="p14"><text:span text:style-name="c15">use the google performance tool </text:span><text:span text:style-name="c100">gperftools</text:span></text:p>
      <text:list text:style-name="L63">
        <text:list-item>
          <text:p text:style-name="p103"><text:span text:style-name="c0">download </text:span><text:span text:style-name="c104">gperftools-2.1.tar.gz</text:span></text:p>
        </text:list-item>
        <text:list-item>
          <text:p text:style-name="p103"><text:span text:style-name="c0">install </text:span><text:span text:style-name="c105">libunwind</text:span></text:p>
        </text:list-item>
      </text:list>
      <text:p text:style-name="p76"><text:span text:style-name="c0">./configure</text:span></text:p>
      <text:p text:style-name="p76"><text:span text:style-name="c0">Error when making libunwind: <text:line-break/>/usr/include/bits/setjmp2.h:26: error: ‘longjmp’ aliased to undefined symbol ‘_longjmp’</text:span></text:p>
      <text:p text:style-name="p76"><text:span text:style-name="c0">Solution: modify the makefile <text:line-break/>libunwind-1.0.1/src/Makefile <text:line-break/>add U_FORTIFY_SOURCE for the CPPFLAGS on line 608. </text:span></text:p>
      <text:p text:style-name="p76"><text:span text:style-name="c0">before: CPPFLAGS = -D_GNU_SOURCE -DNDEBUG <text:line-break/>after: CPPFLAGS = -D_GNU_SOURCE -DNDEBUG -U_FORTIFY_SOURCE</text:span></text:p>
      <text:p text:style-name="p76"><text:span text:style-name="c106">Ref</text:span></text:p>
      <text:list text:style-name="L63">
        <text:list-item>
          <text:p text:style-name="p103"><text:span text:style-name="c0">install </text:span><text:span text:style-name="c107">gperftools</text:span></text:p>
        </text:list-item>
      </text:list>
      <text:p text:style-name="p76"><text:span text:style-name="c0">install command sequence: <text:line-break/>./configure <text:line-break/>make <text:line-break/>make install <text:line-break/>export LD_LIBRARY_PATH=${LD_LIBRARY_PATH}:/usr/local/lib </text:span></text:p>
      <text:list text:style-name="L63">
        <text:list-item>
          <text:p text:style-name="p109"><text:span text:style-name="c110">use</text:span></text:p>
        </text:list-item>
      </text:list>
      <text:p text:style-name="p6"><text:span text:style-name="c52">Example from Nate :-)</text:span></text:p>
      <text:list text:style-name="L63">
        <text:list-item>
          <text:p text:style-name="p113"><text:span text:style-name="c0">In CMakeLists, add link flags "profiler" and "tcmalloc"</text:span></text:p>
        </text:list-item>
      </text:list>
      <text:p text:style-name="p26"><text:span text:style-name="c17">target_link_libraries(${PROJECT_NAME) ${catkin_LIBRARIES} ... profiler tcmalloc}</text:span></text:p>
      <text:p text:style-name="p27"/>
      <text:list text:style-name="L63">
        <text:list-item>
          <text:p text:style-name="p113"><text:span text:style-name="c0">In the entry point of your programme(i.e. stereo_visual_odometry_bag_process.cc) </text:span></text:p>
        </text:list-item>
      </text:list>
      <text:p text:style-name="p26"><text:span text:style-name="c17">#include &lt;gperftools/profiler.h&gt;</text:span></text:p>
      <text:p text:style-name="p27"/>
      <text:list text:style-name="L63">
        <text:list-item>
          <text:p text:style-name="p113"><text:span text:style-name="c0">Wrap the entire node with: (should use the top level cc file)</text:span></text:p>
        </text:list-item>
      </text:list>
      <text:p text:style-name="p26"><text:span text:style-name="c17">int main(int argc, char** argv)</text:span></text:p>
      <text:p text:style-name="p42"><text:span text:style-name="c17">{</text:span></text:p>
      <text:p text:style-name="p42"><text:span text:style-name="c17">
          <text:s text:c="4"/>ProfilerStart("output_file_name");</text:span></text:p>
      <text:p text:style-name="p42"><text:span text:style-name="c17">
          <text:s text:c="4"/>....</text:span></text:p>
      <text:p text:style-name="p42"><text:span text:style-name="c17">
          <text:s text:c="4"/>ProfilerStop();</text:span></text:p>
      <text:p text:style-name="p42"><text:span text:style-name="c17">
          <text:s text:c="4"/>return EXIT_SUCCESS;</text:span></text:p>
      <text:p text:style-name="p42"><text:span text:style-name="c17">}</text:span></text:p>
      <text:p text:style-name="p27"/>
      <text:list text:style-name="L63">
        <text:list-item>
          <text:p text:style-name="p113"><text:span text:style-name="c0">Recompile with flag -DCPUPROFILE_FREQUENCY=1000</text:span></text:p>
        </text:list-item>
      </text:list>
      <text:p text:style-name="p26"><text:span text:style-name="c17">catkin_make -DCPUPROFILE_FREQUENCY=1000</text:span></text:p>
      <text:p text:style-name="p27"/>
      <text:list text:style-name="L63">
        <text:list-item>
          <text:p text:style-name="p113"><text:span text:style-name="c0">roslaunch the launch file and wait for completion</text:span></text:p>
        </text:list-item>
        <text:list-item>
          <text:p text:style-name="p113"><text:span text:style-name="c0">you will find the output_file_name.prof</text:span></text:p>
        </text:list-item>
      </text:list>
      <text:p text:style-name="p26"><text:span text:style-name="c17">cd ~/.ros/</text:span></text:p>
      <text:p text:style-name="p27"/>
      <text:list text:style-name="L63">
        <text:list-item>
          <text:p text:style-name="p113"><text:span text:style-name="c0">text output of the CPU analysis result</text:span></text:p>
        </text:list-item>
      </text:list>
      <text:p text:style-name="p26"><text:span text:style-name="c17">pprof --text ~/ros_code/sandbox/stereo_visual_odometry/wet/devel/lib/stereo_visual_odometry/stereo_visual_odometry_bag_process output_file_name.prof</text:span></text:p>
      <text:p text:style-name="p27"/>
      <text:list text:style-name="L63">
        <text:list-item>
          <text:p text:style-name="p115"><text:span text:style-name="c0">graphical output you can do</text:span></text:p>
        </text:list-item>
      </text:list>
      <text:p text:style-name="p26"><text:span text:style-name="c17">pprof --gv ~/ros_code/sandbox/stereo_visual_odometry/wet/devel/lib/stereo_visual_odometry/stereo_visual_odometry_bag_process output_file_name.prof</text:span></text:p>
      <text:p text:style-name="p27"/>
      <text:p text:style-name="p6"><text:span text:style-name="c28">Add link flags</text:span><text:span text:style-name="c0"> rosbuild_add_link_flags() http://wiki.ros.org/rosbuild/CMakeLists/Examples</text:span></text:p>
      <text:p text:style-name="p6"><text:span text:style-name="c0">rosbuild_add_link_flags(target flags) : http://wiki.ros.org/rosbuild/CMakeLists#rosbuild_add_link_flags</text:span></text:p>
      <text:p text:style-name="p6"><text:span text:style-name="c0">ROS_LINK_FLAGS: http://wiki.ros.org/rosbuild</text:span></text:p>
      <text:p text:style-name="p13"/>
      <text:p text:style-name="p14"><text:span text:style-name="c15">Set up ROS connection between two computers through ssh</text:span></text:p>
      <text:p text:style-name="p6"><text:span text:style-name="c0">Master &lt;= ROS =&gt; Slave</text:span></text:p>
      <text:p text:style-name="p6"><text:span text:style-name="c28">Note: all the operation can be done on the laptop.</text:span></text:p>
      <text:list text:style-name="L22">
        <text:list-item>
          <text:p text:style-name="p118"><text:span text:style-name="c0">Laptop: </text:span></text:p>
        </text:list-item>
      </text:list>
      <text:p text:style-name="p26"><text:span text:style-name="c17">ssh odroid@192.168.10.101(eth0) 200(wlan0)</text:span></text:p>
      <text:p text:style-name="p27"/>
      <text:list text:style-name="L22">
        <text:list-item>
          <text:p text:style-name="p118"><text:span text:style-name="c0">Odroid terminal: (Master)</text:span></text:p>
        </text:list-item>
      </text:list>
      <text:p text:style-name="p26"><text:span text:style-name="c17">roscore</text:span></text:p>
      <text:p text:style-name="p42"><text:span text:style-name="c17">export ROS_IP=192.....</text:span></text:p>
      <text:p text:style-name="p42"><text:span text:style-name="c17">export ROS_HOSTNAME=${ROS_IP}</text:span></text:p>
      <text:p text:style-name="p42"><text:span text:style-name="c17">export ROS_MASTER_URI=http://${ROS_IP}:11311</text:span></text:p>
      <text:p text:style-name="p27"/>
      <text:list text:style-name="L22">
        <text:list-item>
          <text:p text:style-name="p118"><text:span text:style-name="c0">Laptop terminal:</text:span></text:p>
        </text:list-item>
      </text:list>
      <text:p text:style-name="p26"><text:span text:style-name="c17">export ROS_IP=laptop's IP</text:span></text:p>
      <text:p text:style-name="p42"><text:span text:style-name="c17">export ROS_HOSTNAME=${laptop's ROS_IP}</text:span></text:p>
      <text:p text:style-name="p42"><text:span text:style-name="c17">export ROS_MASTER_URI=http://${odroid's ROS_IP}:11311</text:span></text:p>
      <text:p text:style-name="p27"/>
      <text:list text:style-name="L22">
        <text:list-item>
          <text:p text:style-name="p118"><text:span text:style-name="c0">In ssh connection:</text:span></text:p>
        </text:list-item>
      </text:list>
      <text:p text:style-name="p76"><text:span text:style-name="c0">use scy command to copy file</text:span></text:p>
      <text:p text:style-name="p26"><text:span text:style-name="c17">scp source_file odroid@192.168.10.101:~/.ros/camera_info/</text:span></text:p>
      <text:p text:style-name="p27"/>
      <text:list text:style-name="L22">
        <text:list-item>
          <text:p text:style-name="p120"><text:span text:style-name="c0">run launch file </text:span></text:p>
        </text:list-item>
      </text:list>
      <text:p text:style-name="p76"><text:span text:style-name="c0">in the terminals of laptop and odroid, run launch file separately.</text:span></text:p>
      <text:p text:style-name="p14"><text:span text:style-name="c15">Run ROS nodes on multiple machines using local launch file</text:span></text:p>
      <text:p text:style-name="p6"><text:span text:style-name="c28">in the launch file, use 'machine' tag to specify the nodes will be running on the remote machiane</text:span><text:span text:style-name="c0"> </text:span></text:p>
      <text:p text:style-name="p6"><text:span text:style-name="c121">ref</text:span></text:p>
      <text:p text:style-name="p6"><text:span text:style-name="c122">ref</text:span></text:p>
      <text:p text:style-name="p6"><text:span text:style-name="c0">local machine: 192.168.10.100 remote machine: 192.168.10.51</text:span></text:p>
      <text:p text:style-name="p6"><text:span text:style-name="c0">1.in the launch file, declare the remote machine using 'machine' tag</text:span></text:p>
      <text:p text:style-name="p18"><text:span text:style-name="c17">
          <text:s text:c="4"/>&lt;machine name="quad" address="192.168.10.51" env-loader="~/baseline.sh" user="quad" password="quad"/&gt;</text:span></text:p>
      <text:p text:style-name="p19"/>
      <text:p text:style-name="p6"><text:span text:style-name="c0">In the node, add machine="quad" like this:</text:span></text:p>
      <text:p text:style-name="p18"><text:span text:style-name="c17">
          <text:s text:c="4"/>&lt;node <text:s text:c="2"/>machine="quad"</text:span></text:p>
      <text:p text:style-name="p20"><text:span text:style-name="c17">
          <text:s text:c="12"/>pkg="stereo_image_proc"</text:span></text:p>
      <text:p text:style-name="p20"><text:span text:style-name="c17">
          <text:s text:c="12"/>type="stereo_image_proc"</text:span></text:p>
      <text:p text:style-name="p20"><text:span text:style-name="c17">
          <text:s text:c="12"/>name="rectifier"</text:span></text:p>
      <text:p text:style-name="p20"><text:span text:style-name="c17">
          <text:s text:c="12"/>output="screen"</text:span></text:p>
      <text:p text:style-name="p20"><text:span text:style-name="c17">
          <text:s text:c="12"/>args="_approximate_sync:=true"/&gt;</text:span></text:p>
      <text:p text:style-name="p19"/>
      <text:p text:style-name="p6"><text:span text:style-name="c0">2.the env-loader is the environmental file it will need to run the nodes. It should be placed in the remote machine. Create a environment file in remote machine, which set the environment variable. The remote machine can know who is the ros-master and where to find the packages.</text:span></text:p>
      <text:p text:style-name="p36"><text:span text:style-name="c0">baseline.sh</text:span></text:p>
      <text:p text:style-name="p18"><text:span text:style-name="c17">
          <text:s text:c="4"/>#!/usr/bin/env bash</text:span></text:p>
      <text:p text:style-name="p20"/>
      <text:p text:style-name="p20"><text:span text:style-name="c17">
          <text:s text:c="4"/>. /opt/ros/hydro/setup.sh</text:span></text:p>
      <text:p text:style-name="p20"><text:span text:style-name="c17">
          <text:s text:c="4"/>source /home/quad/git/sandbox/stereo_visual_odometry/dry/install_isolated/setup.bash</text:span></text:p>
      <text:p text:style-name="p20"><text:span text:style-name="c17">
          <text:s text:c="4"/>source /home/quad/git/sandbox/stereo_visual_odometry/wet/devel/setup.bash</text:span></text:p>
      <text:p text:style-name="p20"/>
      <text:p text:style-name="p20"><text:span text:style-name="c17">
          <text:s text:c="4"/>export ROS_PACKAGE_PATH=${ROS_PACKAGE_PATH}:~/git/matrixvision_camera</text:span></text:p>
      <text:p text:style-name="p20"/>
      <text:p text:style-name="p20"><text:span text:style-name="c17">
          <text:s text:c="4"/>export ROS_IP=192.168.10.51</text:span></text:p>
      <text:p text:style-name="p20"><text:span text:style-name="c17">
          <text:s text:c="4"/>export ROS_HOSTNAME=${ROS_IP}</text:span></text:p>
      <text:p text:style-name="p20"><text:span text:style-name="c17">
          <text:s text:c="4"/>export ROS_MASTER_URI=http://192.168.10.100:11311</text:span></text:p>
      <text:p text:style-name="p20"/>
      <text:p text:style-name="p20"><text:span text:style-name="c17">
          <text:s text:c="4"/>exec "$@"</text:span></text:p>
      <text:p text:style-name="p19"/>
      <text:list text:style-name="L63">
        <text:list-item>
          <text:p text:style-name="p124"><text:span text:style-name="c0">Before roslaunch the launch file</text:span></text:p>
        </text:list-item>
      </text:list>
      <text:p text:style-name="p6"><text:span text:style-name="c0">In the local machine, use</text:span></text:p>
      <text:p text:style-name="p18"><text:span text:style-name="c17">export ROSLAUNCH_SSH_UNKNOWN=1</text:span></text:p>
      <text:p text:style-name="p19"/>
      <text:p text:style-name="p6"><text:span text:style-name="c0">to let the roslaunch work with remote machine though it is not in the ssh-known-list.</text:span></text:p>
      <text:p text:style-name="p6"><text:span text:style-name="c0">and set: </text:span></text:p>
      <text:p text:style-name="p18"><text:span text:style-name="c17">export ROS_IP=192.168.10.100</text:span></text:p>
      <text:p text:style-name="p20"><text:span text:style-name="c17">export ROS_HOSTNAME=${ROS_IP}</text:span></text:p>
      <text:p text:style-name="p20"><text:span text:style-name="c17">export ROS_MASTER_URI=http://192.168.10.100:11311</text:span></text:p>
      <text:p text:style-name="p19"/>
      <text:p text:style-name="p6"><text:span text:style-name="c0">or you will get error like this:</text:span></text:p>
      <text:p text:style-name="p6"><text:span text:style-name="c0">remote[192.168.10.51-0]: Exception while registering with roslaunch parent [http://arkin-Think:56780/]: Traceback (most recent call last): File "/opt/ros/hydro/lib/python2.7/dist-packages/roslaunch/server.py", line 498, in _register_with_server code, msg, _ = server.register(name, self.uri) File "/usr/lib/python2.7/xmlrpclib.py", line 1224, in </text:span><text:span text:style-name="c125">call</text:span><text:span text:style-name="c0"> return self.__send(self.__name, args) File "/usr/lib/python2.7/xmlrpclib.py", line 1578, in __request verbose=self.__verbose ......</text:span></text:p>
      <text:p text:style-name="p6"><text:span text:style-name="c0">We can place these items in a script: export</text:span></text:p>
      <text:p text:style-name="p18"><text:span text:style-name="c17">
          <text:s text:c="4"/>export ROS_IP=192.168.10.110</text:span></text:p>
      <text:p text:style-name="p20"><text:span text:style-name="c17">
          <text:s text:c="4"/>export ROS_HOSTNAME=${ROS_IP}</text:span></text:p>
      <text:p text:style-name="p20"><text:span text:style-name="c17">
          <text:s text:c="4"/>export ROS_MASTER_URI=http://192.168.10.110:11311</text:span></text:p>
      <text:p text:style-name="p20"><text:span text:style-name="c17">
          <text:s text:c="4"/>export ROSLAUNCH_SSH_UNKNOWN=1</text:span></text:p>
      <text:p text:style-name="p19"/>
      <text:list text:style-name="L63">
        <text:list-item>
          <text:p text:style-name="p127"><text:span text:style-name="c0">roslaunch launch-file</text:span></text:p>
        </text:list-item>
      </text:list>
      <text:p text:style-name="p13"/>
      <text:p text:style-name="p14"><text:span text:style-name="c15">Vicon</text:span></text:p>
      <text:p text:style-name="p46"><text:span text:style-name="c47">Using Vicon_mocap package</text:span></text:p>
      <text:p text:style-name="p6"><text:span text:style-name="c0">it includes: </text:span><text:span text:style-name="c28">vicon </text:span><text:span text:style-name="c0">vicon_odom</text:span></text:p>
      <text:p text:style-name="p6"><text:span text:style-name="c0">after downloading by git clone, place it in the dry folder, then compile it.</text:span></text:p>
      <text:p text:style-name="p18"><text:span text:style-name="c17">
          <text:s text:c="4"/>catkin_make_isolated</text:span></text:p>
      <text:p text:style-name="p20"><text:span text:style-name="c17">
          <text:s text:c="4"/>catkin_make_isolated --install --pkg vicon_mocap</text:span></text:p>
      <text:p text:style-name="p19"/>
      <text:p text:style-name="p6"><text:span text:style-name="c28">For the old version 'vicon' package from Github, compile vicon and vicon_odom separately by rosmake, before which you should export the directory</text:span></text:p>
      <text:p text:style-name="p18"><text:span text:style-name="c17">
          <text:s text:c="4"/>export ROS_PACKAGE_PATH=${ROS_PACKAGE_PATH}:~/git/sandbox/vicon_mocap/vicon</text:span></text:p>
      <text:p text:style-name="p20"><text:span text:style-name="c17">
          <text:s text:c="4"/>export ROS_PACKAGE_PATH=${ROS_PACKAGE_PATH}:~/git/sandbox/vicon_mocap/vicon_odom</text:span></text:p>
      <text:p text:style-name="p19"/>
      <text:p text:style-name="p6"><text:span text:style-name="c28">TBD</text:span><text:span text:style-name="c0"> </text:span></text:p>
      <text:p text:style-name="p18"><text:span text:style-name="c17">
          <text:s text:c="4"/>set -fPIC flag in libVicon_driver folder CMakelists.txt, add:</text:span></text:p>
      <text:p text:style-name="p20"><text:span text:style-name="c17">
          <text:s text:c="4"/>set(CMAKE_CXX_FLAGS "${CMAKE_CXX_FLAGS} -fPIC")</text:span></text:p>
      <text:p text:style-name="p20"><text:span text:style-name="c17">
          <text:s text:c="4"/>set(CMAKE_EXE_LINKER_FLAGS "${CMAKE_EXE_LINKER_FLAGS} -fPIC")</text:span></text:p>
      <text:p text:style-name="p19"/>
      <text:p text:style-name="p46"><text:span text:style-name="c47">Vicon node</text:span></text:p>
      <text:p text:style-name="p6"><text:span text:style-name="c0">NOTE: </text:span></text:p>
      <text:p text:style-name="p6"><text:span text:style-name="c0">the remap name from "~vicon" in "vicon_odom" must be the same with the name of topic "vicon" publishes. This will connect node "vicon" with node "vicon_odom". "vicon" publish the topic /vicon/base_obj with the type of vicon/subject "vicon_odom" should subscribe the /vicon/base_obj and then "vicon_odom" can publish the topic /vicon/odom with the type of nav_msg/Odometry</text:span></text:p>
      <text:p text:style-name="p18"><text:span text:style-name="c17">
          <text:s text:c="4"/>&lt;!-- Vicon system, publish /vicon/base_obj --&gt;</text:span></text:p>
      <text:p text:style-name="p20"><text:span text:style-name="c17">
          <text:s text:c="4"/>&lt;node <text:s text:c="2"/>pkg="vicon"</text:span></text:p>
      <text:p text:style-name="p20"><text:span text:style-name="c17">
          <text:s text:c="12"/>type="vicon"</text:span></text:p>
      <text:p text:style-name="p20"><text:span text:style-name="c17">
          <text:s text:c="12"/>name="vicon"</text:span></text:p>
      <text:p text:style-name="p20"><text:span text:style-name="c17">
          <text:s text:c="12"/>output="screen"&gt;</text:span></text:p>
      <text:p text:style-name="p20"><text:span text:style-name="c17">
          <text:s text:c="4"/>&lt;param name="vicon_server" value="192.168.10.1"/&gt;</text:span></text:p>
      <text:p text:style-name="p20"><text:span text:style-name="c17">
          <text:s text:c="4"/>&lt;/node&gt;</text:span></text:p>
      <text:p text:style-name="p20"><text:span text:style-name="c17">
          <text:s text:c="4"/>&lt;!-- publish /vicon/base_obj --&gt;</text:span></text:p>
      <text:p text:style-name="p20"/>
      <text:p text:style-name="p20"><text:span text:style-name="c17">
          <text:s text:c="4"/>&lt;!-- Specify a Vicon object --&gt;</text:span></text:p>
      <text:p text:style-name="p20"/>
      <text:p text:style-name="p20"><text:span text:style-name="c17">
          <text:s text:c="4"/>&lt;node <text:s text:c="2"/>pkg="vicon_odom"</text:span></text:p>
      <text:p text:style-name="p20"><text:span text:style-name="c17">
          <text:s text:c="12"/>type="vicon_odom"</text:span></text:p>
      <text:p text:style-name="p20"><text:span text:style-name="c17">
          <text:s text:c="12"/>name="$(arg baseline)_vicon_odom"</text:span></text:p>
      <text:p text:style-name="p20"><text:span text:style-name="c17">
          <text:s text:c="12"/>output="screen"&gt;</text:span></text:p>
      <text:p text:style-name="p20"><text:span text:style-name="c17">
          <text:s text:c="4"/>&lt;param name="frame_id/fixed" value="vicon"/&gt;</text:span></text:p>
      <text:p text:style-name="p20"><text:span text:style-name="c17">
          <text:s text:c="4"/>&lt;param name="frame_id/base" value="$(arg baseline)/base"/&gt;</text:span></text:p>
      <text:p text:style-name="p20"><text:span text:style-name="c17">
          <text:s text:c="4"/>&lt;remap from="~vicon" to="/vicon/base_obj"/&gt;</text:span></text:p>
      <text:p text:style-name="p20"><text:span text:style-name="c17">
          <text:s text:c="4"/>&lt;remap from="~odom" to="/vicon/odom"/&gt;</text:span></text:p>
      <text:p text:style-name="p20"><text:span text:style-name="c17">
          <text:s text:c="4"/>&lt;/node&gt;</text:span></text:p>
      <text:p text:style-name="p19"/>
      <text:p text:style-name="p46"><text:span text:style-name="c47">Vicon model creation and calibration</text:span></text:p>
      <text:p text:style-name="p6"><text:span text:style-name="c128">REF</text:span></text:p>
      <text:p text:style-name="p6"><text:span text:style-name="c28">Get the real position of the center point of the robot. This is to compensate the relative T and R between vicon-object and real robot.</text:span></text:p>
      <text:p text:style-name="p6"><text:span text:style-name="c0">1.work in cmu_quad_matlab</text:span></text:p>
      <text:p text:style-name="p6"><text:span text:style-name="c0">2.install marks on the robot</text:span></text:p>
      <text:p text:style-name="p6"><text:span text:style-name="c0">3.creat an object named "india" in vicon system</text:span></text:p>
      <text:p text:style-name="p6"><text:span text:style-name="c0">4.place robot on the calibration board with correct direction</text:span></text:p>
      <text:p text:style-name="p6"><text:span text:style-name="c0">5.select "india" and "QuadrotorCalib2" in vicon system</text:span></text:p>
      <text:p text:style-name="p6"><text:span text:style-name="c28">india is the robot and QuadrotorCalib2 is the calibration board.</text:span></text:p>
      <text:p text:style-name="p6"><text:span text:style-name="c0">6.dry/src/vicon_mocap/vicon modify the launch/calibrate.launch, model name=india vicon_server:192.168.10.1</text:span></text:p>
      <text:p text:style-name="p6"><text:span text:style-name="c0">7.modify the conf/QuadrotorCalib.yaml as following:</text:span></text:p>
      <text:p text:style-name="p18"><text:span text:style-name="c17">
          <text:s text:c="4"/>markers:</text:span></text:p>
      <text:p text:style-name="p20"><text:span text:style-name="c17">
          <text:s text:c="4"/>- name: M1</text:span></text:p>
      <text:p text:style-name="p20"><text:span text:style-name="c17">
          <text:s text:c="6"/>position: [0.334964, 0.020655, -0.06959]</text:span></text:p>
      <text:p text:style-name="p20"><text:span text:style-name="c17">
          <text:s text:c="4"/>- name: M2</text:span></text:p>
      <text:p text:style-name="p20"><text:span text:style-name="c17">
          <text:s text:c="6"/>position: [0.166135, -0.157154, -0.06959]</text:span></text:p>
      <text:p text:style-name="p20"><text:span text:style-name="c17">
          <text:s text:c="4"/>- name: M3</text:span></text:p>
      <text:p text:style-name="p20"><text:span text:style-name="c17">
          <text:s text:c="6"/>position: [-0.145480, -0.208342, -0.06959]</text:span></text:p>
      <text:p text:style-name="p20"><text:span text:style-name="c17">
          <text:s text:c="4"/>- name: M4</text:span></text:p>
      <text:p text:style-name="p20"><text:span text:style-name="c17">
          <text:s text:c="6"/>position: [-0.176013, -0.125724, -0.06959]</text:span></text:p>
      <text:p text:style-name="p20"><text:span text:style-name="c17">
          <text:s text:c="4"/>- name: M6</text:span></text:p>
      <text:p text:style-name="p20"><text:span text:style-name="c17">
          <text:s text:c="6"/>position: [-0.144582, 0.241569, -0.06959]</text:span></text:p>
      <text:p text:style-name="p20"><text:span text:style-name="c17">
          <text:s text:c="4"/>- name: M7</text:span></text:p>
      <text:p text:style-name="p20"><text:span text:style-name="c17">
          <text:s text:c="6"/>position: [0.163890, 0.168380, -0.06959]</text:span></text:p>
      <text:p text:style-name="p19"/>
      <text:p text:style-name="p6"><text:span text:style-name="c28">Note that the z-coordinates of the marker points represent the offset of the quadrotor's tip path plane to the calibration board's IR marker plane.</text:span></text:p>
      <text:p text:style-name="p6"><text:span text:style-name="c0">For the mini-quad calibration test stand, use:</text:span></text:p>
      <text:p text:style-name="p18"><text:span text:style-name="c17">
          <text:s text:c="4"/>markers:</text:span></text:p>
      <text:p text:style-name="p20"><text:span text:style-name="c17">
          <text:s text:c="4"/>- name: M1</text:span></text:p>
      <text:p text:style-name="p20"><text:span text:style-name="c17">
          <text:s text:c="6"/>position: [-0.2223,0.0178,-0.0285]</text:span></text:p>
      <text:p text:style-name="p20"><text:span text:style-name="c17">
          <text:s text:c="4"/>- name: M2</text:span></text:p>
      <text:p text:style-name="p20"><text:span text:style-name="c17">
          <text:s text:c="6"/>position: [-0.2032,-0.0686,-0.0285]</text:span></text:p>
      <text:p text:style-name="p20"><text:span text:style-name="c17">
          <text:s text:c="4"/>- name: M3</text:span></text:p>
      <text:p text:style-name="p20"><text:span text:style-name="c17">
          <text:s text:c="6"/>position: [0.0483,0.1841,-0.0285]</text:span></text:p>
      <text:p text:style-name="p20"><text:span text:style-name="c17">
          <text:s text:c="4"/>- name: M4</text:span></text:p>
      <text:p text:style-name="p20"><text:span text:style-name="c17">
          <text:s text:c="6"/>position: [0.2007,0.1829,-0.0285]</text:span></text:p>
      <text:p text:style-name="p20"><text:span text:style-name="c17">
          <text:s text:c="4"/>- name: M5</text:span></text:p>
      <text:p text:style-name="p20"><text:span text:style-name="c17">
          <text:s text:c="6"/>position: [0.0737,-0.1867,-0.0285]</text:span></text:p>
      <text:p text:style-name="p20"><text:span text:style-name="c17">
          <text:s text:c="4"/>- name: M6</text:span></text:p>
      <text:p text:style-name="p20"><text:span text:style-name="c17">
          <text:s text:c="6"/>position: [0.0930,-0.1118,-0.0285]</text:span></text:p>
      <text:p text:style-name="p20"><text:span text:style-name="c17">
          <text:s text:c="4"/>- name: M7</text:span></text:p>
      <text:p text:style-name="p20"><text:span text:style-name="c17">
          <text:s text:c="6"/>position: [0.2032,-0.1994,-0.0285]</text:span></text:p>
      <text:p text:style-name="p19"/>
      <text:p text:style-name="p6"><text:span text:style-name="c0">8.copy the "launch", "calib", and "conf" folders into "sandbox/cmu_quad_matlab/dry/install_isolated/share/vicon</text:span></text:p>
      <text:p text:style-name="p6"><text:span text:style-name="c0">9.roslaunch vicon calibrate.launch</text:span></text:p>
      <text:p text:style-name="p6"><text:span text:style-name="c0">In a new terminal: rostopic list #(echo) /rosout /rosout_agg /vicon/QuadrotorCalib2 /vicon/QuadrotorCalibMini /vicon/india /vicon/lp2 /vicon/november /vicon_calibrate/zero_pose</text:span></text:p>
      <text:p text:style-name="p18"><text:span text:style-name="c17">
          <text:s text:c="4"/>rostopic echo /vicon_calibrate/zero_pose</text:span></text:p>
      <text:p text:style-name="p20"><text:span text:style-name="c17">
          <text:s text:c="4"/>#(echo)</text:span></text:p>
      <text:p text:style-name="p20"><text:span text:style-name="c17">
          <text:s text:c="4"/>nothing</text:span></text:p>
      <text:p text:style-name="p19"/>
      <text:p text:style-name="p6"><text:span text:style-name="c0">In a new terminal:</text:span></text:p>
      <text:p text:style-name="p18"><text:span text:style-name="c17">
          <text:s text:c="4"/>rosservice call /vicon_calibrate/toggle_calibration</text:span></text:p>
      <text:p text:style-name="p20"/>
      <text:p text:style-name="p20"><text:span text:style-name="c17">
          <text:s text:c="4"/>#Untoggle calibration routine by entering same command again</text:span></text:p>
      <text:p text:style-name="p20"/>
      <text:p text:style-name="p20"><text:span text:style-name="c17">
          <text:s text:c="4"/>rosservice call /vicon_calibrate/toggle_calibration</text:span></text:p>
      <text:p text:style-name="p19"/>
      <text:p text:style-name="p6"><text:span text:style-name="c0">10.The calibration file "india.yaml" should be written to vicon/ros/vicon/calib/india.yaml</text:span></text:p>
      <text:p text:style-name="p13"/>
      <text:p text:style-name="p14"><text:span text:style-name="c15">C++ CMake</text:span></text:p>
      <text:p text:style-name="p6"><text:span text:style-name="c0">cmake cmake .. make ./xxx(executable file)</text:span></text:p>
      <text:p text:style-name="p13"/>
      <text:p text:style-name="p14"><text:span text:style-name="c15">Matlab</text:span></text:p>
      <text:list text:style-name="L22">
        <text:list-item>
          <text:p text:style-name="p130"><text:span text:style-name="c0">set up shortcut as Windows</text:span></text:p>
        </text:list-item>
      </text:list>
      <text:p text:style-name="p46"><text:span text:style-name="c47">slam_test_suite</text:span></text:p>
      <text:list text:style-name="L22">
        <text:list-item>
          <text:p text:style-name="p133"><text:span text:style-name="c0">correspondence</text:span></text:p>
        </text:list-item>
      </text:list>
      <text:p text:style-name="p26"><text:span text:style-name="c17">svo/absolute_odom ==&gt; svt</text:span></text:p>
      <text:p text:style-name="p42"><text:span text:style-name="c17">vicon/odom ==&gt; vic</text:span></text:p>
      <text:p text:style-name="p27"/>
      <text:list text:style-name="L22">
        <text:list-item>
          <text:p text:style-name="p135"><text:span text:style-name="c0">before use <text:line-break/>1.change the topic name in the bag_interfece from line 14; <text:line-break/>2.change the display options in plot_options from line 12; <text:line-break/>3.change the vehicle_name in plot_options from line 2; </text:span></text:p>
        </text:list-item>
      </text:list>
      <text:p text:style-name="p13"/>
      <text:p text:style-name="p14"><text:span text:style-name="c15">Command about rostopic / rosmsg</text:span></text:p>
      <text:p text:style-name="p6"><text:span text:style-name="c0">rostopic list rostopic type topic-name</text:span></text:p>
      <text:p text:style-name="p6"><text:span text:style-name="c0">rosmsg show</text:span></text:p>
      <text:p text:style-name="p13"/>
      <text:p text:style-name="p6"><text:span text:style-name="c0">in the launch file, for the parameter setting, it seems that we must use absolute path. </text:span></text:p>
    </office:text>
  </office:body>
</office:document-content>
</file>